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2000001727D60F116.png" manifest:media-type="image/png"/>
  <manifest:file-entry manifest:full-path="Pictures/100000000000001200000171FB59B0FB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f2f2f2" draw:opacity="50%" loext:decorative="false"/>
    </style:style>
    <style:style style:name="gr3" style:family="graphic" style:parent-style-name="standard">
      <style:graphic-properties draw:stroke="solid" svg:stroke-width="0.035cm" svg:stroke-color="#f2f2f2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4" style:family="graphic" style:parent-style-name="standard">
      <style:graphic-properties draw:stroke="none" draw:fill="solid" draw:fill-color="#e5e5e5" draw:opacity="50%" loext:decorative="false"/>
    </style:style>
    <style:style style:name="gr5" style:family="graphic" style:parent-style-name="standard">
      <style:graphic-properties draw:stroke="solid" svg:stroke-width="0.035cm" svg:stroke-color="#e5e5e5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6" style:family="graphic" style:parent-style-name="standard">
      <style:graphic-properties draw:stroke="none" draw:fill="solid" draw:fill-color="#ececec" draw:opacity="50%" loext:decorative="false"/>
    </style:style>
    <style:style style:name="gr7" style:family="graphic" style:parent-style-name="standard">
      <style:graphic-properties draw:stroke="solid" svg:stroke-width="0.035cm" svg:stroke-color="#ececec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8" style:family="graphic" style:parent-style-name="standard">
      <style:graphic-properties draw:stroke="solid" svg:stroke-width="0.028cm" svg:stroke-color="#b0b0b0" draw:stroke-linejoin="round" svg:stroke-linecap="butt" draw:fill="none" fo:padding-top="0.014cm" fo:padding-bottom="0.014cm" fo:padding-left="0.014cm" fo:padding-right="0.014cm" loext:decorative="false"/>
    </style:style>
    <style:style style:name="gr9" style:family="graphic" style:parent-style-name="standard">
      <style:graphic-properties draw:stroke="solid" svg:stroke-width="0.028cm" svg:stroke-color="#000000" draw:stroke-linejoin="round" svg:stroke-linecap="square" draw:fill="none" fo:padding-top="0.014cm" fo:padding-bottom="0.014cm" fo:padding-left="0.014cm" fo:padding-right="0.014cm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0.45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0.45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.24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45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45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1.21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0.57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481a6c" loext:decorative="false"/>
    </style:style>
    <style:style style:name="gr18" style:family="graphic" style:parent-style-name="standard">
      <style:graphic-properties draw:stroke="none" draw:fill="solid" draw:fill-color="#481b6d" loext:decorative="false"/>
    </style:style>
    <style:style style:name="gr19" style:family="graphic" style:parent-style-name="standard">
      <style:graphic-properties draw:stroke="none" draw:fill="solid" draw:fill-color="#482677" loext:decorative="false"/>
    </style:style>
    <style:style style:name="gr20" style:family="graphic" style:parent-style-name="standard">
      <style:graphic-properties draw:stroke="none" draw:fill="solid" draw:fill-color="#482878" loext:decorative="false"/>
    </style:style>
    <style:style style:name="gr21" style:family="graphic" style:parent-style-name="standard">
      <style:graphic-properties draw:stroke="none" draw:fill="solid" draw:fill-color="#453781" loext:decorative="false"/>
    </style:style>
    <style:style style:name="gr22" style:family="graphic" style:parent-style-name="standard">
      <style:graphic-properties draw:stroke="none" draw:fill="solid" draw:fill-color="#453882" loext:decorative="false"/>
    </style:style>
    <style:style style:name="gr23" style:family="graphic" style:parent-style-name="standard">
      <style:graphic-properties draw:stroke="none" draw:fill="solid" draw:fill-color="#3e4a89" loext:decorative="false"/>
    </style:style>
    <style:style style:name="gr24" style:family="graphic" style:parent-style-name="standard">
      <style:graphic-properties draw:stroke="none" draw:fill="solid" draw:fill-color="#481769" loext:decorative="false"/>
    </style:style>
    <style:style style:name="gr25" style:family="graphic" style:parent-style-name="standard">
      <style:graphic-properties draw:stroke="none" draw:fill="solid" draw:fill-color="#3e4c8a" loext:decorative="false"/>
    </style:style>
    <style:style style:name="gr26" style:family="graphic" style:parent-style-name="standard">
      <style:graphic-properties draw:stroke="none" draw:fill="solid" draw:fill-color="#482576" loext:decorative="false"/>
    </style:style>
    <style:style style:name="gr27" style:family="graphic" style:parent-style-name="standard">
      <style:graphic-properties draw:stroke="none" draw:fill="solid" draw:fill-color="#34608d" loext:decorative="false"/>
    </style:style>
    <style:style style:name="gr28" style:family="graphic" style:parent-style-name="standard">
      <style:graphic-properties draw:stroke="none" draw:fill="solid" draw:fill-color="#481467" loext:decorative="false"/>
    </style:style>
    <style:style style:name="gr29" style:family="graphic" style:parent-style-name="standard">
      <style:graphic-properties draw:stroke="none" draw:fill="solid" draw:fill-color="#482374" loext:decorative="false"/>
    </style:style>
    <style:style style:name="gr30" style:family="graphic" style:parent-style-name="standard">
      <style:graphic-properties draw:stroke="none" draw:fill="solid" draw:fill-color="#463480" loext:decorative="false"/>
    </style:style>
    <style:style style:name="gr31" style:family="graphic" style:parent-style-name="standard">
      <style:graphic-properties draw:stroke="none" draw:fill="solid" draw:fill-color="#33638d" loext:decorative="false"/>
    </style:style>
    <style:style style:name="gr32" style:family="graphic" style:parent-style-name="standard">
      <style:graphic-properties draw:stroke="none" draw:fill="solid" draw:fill-color="#471164" loext:decorative="false"/>
    </style:style>
    <style:style style:name="gr33" style:family="graphic" style:parent-style-name="standard">
      <style:graphic-properties draw:stroke="none" draw:fill="solid" draw:fill-color="#481f70" loext:decorative="false"/>
    </style:style>
    <style:style style:name="gr34" style:family="graphic" style:parent-style-name="standard">
      <style:graphic-properties draw:stroke="none" draw:fill="solid" draw:fill-color="#29798e" loext:decorative="false"/>
    </style:style>
    <style:style style:name="gr35" style:family="graphic" style:parent-style-name="standard">
      <style:graphic-properties draw:stroke="none" draw:fill="solid" draw:fill-color="#46307e" loext:decorative="false"/>
    </style:style>
    <style:style style:name="gr36" style:family="graphic" style:parent-style-name="standard">
      <style:graphic-properties draw:stroke="none" draw:fill="solid" draw:fill-color="#32648e" loext:decorative="false"/>
    </style:style>
    <style:style style:name="gr37" style:family="graphic" style:parent-style-name="standard">
      <style:graphic-properties draw:stroke="none" draw:fill="solid" draw:fill-color="#470e61" loext:decorative="false"/>
    </style:style>
    <style:style style:name="gr38" style:family="graphic" style:parent-style-name="standard">
      <style:graphic-properties draw:stroke="none" draw:fill="solid" draw:fill-color="#3f4788" loext:decorative="false"/>
    </style:style>
    <style:style style:name="gr39" style:family="graphic" style:parent-style-name="standard">
      <style:graphic-properties draw:stroke="none" draw:fill="solid" draw:fill-color="#472c7a" loext:decorative="false"/>
    </style:style>
    <style:style style:name="gr40" style:family="graphic" style:parent-style-name="standard">
      <style:graphic-properties draw:stroke="none" draw:fill="solid" draw:fill-color="#277e8e" loext:decorative="false"/>
    </style:style>
    <style:style style:name="gr41" style:family="graphic" style:parent-style-name="standard">
      <style:graphic-properties draw:stroke="none" draw:fill="solid" draw:fill-color="#34618d" loext:decorative="false"/>
    </style:style>
    <style:style style:name="gr42" style:family="graphic" style:parent-style-name="standard">
      <style:graphic-properties draw:stroke="none" draw:fill="solid" draw:fill-color="#460a5d" loext:decorative="false"/>
    </style:style>
    <style:style style:name="gr43" style:family="graphic" style:parent-style-name="standard">
      <style:graphic-properties draw:stroke="none" draw:fill="solid" draw:fill-color="#414287" loext:decorative="false"/>
    </style:style>
    <style:style style:name="gr44" style:family="graphic" style:parent-style-name="standard">
      <style:graphic-properties draw:stroke="none" draw:fill="solid" draw:fill-color="#1f968b" loext:decorative="false"/>
    </style:style>
    <style:style style:name="gr45" style:family="graphic" style:parent-style-name="standard">
      <style:graphic-properties draw:stroke="none" draw:fill="solid" draw:fill-color="#355e8d" loext:decorative="false"/>
    </style:style>
    <style:style style:name="gr46" style:family="graphic" style:parent-style-name="standard">
      <style:graphic-properties draw:stroke="none" draw:fill="solid" draw:fill-color="#46075a" loext:decorative="false"/>
    </style:style>
    <style:style style:name="gr47" style:family="graphic" style:parent-style-name="standard">
      <style:graphic-properties draw:stroke="none" draw:fill="solid" draw:fill-color="#443b84" loext:decorative="false"/>
    </style:style>
    <style:style style:name="gr48" style:family="graphic" style:parent-style-name="standard">
      <style:graphic-properties draw:stroke="none" draw:fill="solid" draw:fill-color="#471365" loext:decorative="false"/>
    </style:style>
    <style:style style:name="gr49" style:family="graphic" style:parent-style-name="standard">
      <style:graphic-properties draw:stroke="none" draw:fill="solid" draw:fill-color="#482173" loext:decorative="false"/>
    </style:style>
    <style:style style:name="gr50" style:family="graphic" style:parent-style-name="standard">
      <style:graphic-properties draw:stroke="none" draw:fill="solid" draw:fill-color="#39568c" loext:decorative="false"/>
    </style:style>
    <style:style style:name="gr51" style:family="graphic" style:parent-style-name="standard">
      <style:graphic-properties draw:stroke="none" draw:fill="solid" draw:fill-color="#297b8e" loext:decorative="false"/>
    </style:style>
    <style:style style:name="gr52" style:family="graphic" style:parent-style-name="standard">
      <style:graphic-properties draw:stroke="none" draw:fill="solid" draw:fill-color="#453581" loext:decorative="false"/>
    </style:style>
    <style:style style:name="gr53" style:family="graphic" style:parent-style-name="standard">
      <style:graphic-properties draw:stroke="none" draw:fill="solid" draw:fill-color="#1e9c89" loext:decorative="false"/>
    </style:style>
    <style:style style:name="gr54" style:family="graphic" style:parent-style-name="standard">
      <style:graphic-properties draw:stroke="none" draw:fill="solid" draw:fill-color="#450457" loext:decorative="false"/>
    </style:style>
    <style:style style:name="gr55" style:family="graphic" style:parent-style-name="standard">
      <style:graphic-properties draw:stroke="none" draw:fill="solid" draw:fill-color="#481c6e" loext:decorative="false"/>
    </style:style>
    <style:style style:name="gr56" style:family="graphic" style:parent-style-name="standard">
      <style:graphic-properties draw:stroke="none" draw:fill="solid" draw:fill-color="#3d4e8a" loext:decorative="false"/>
    </style:style>
    <style:style style:name="gr57" style:family="graphic" style:parent-style-name="standard">
      <style:graphic-properties draw:stroke="none" draw:fill="solid" draw:fill-color="#2a768e" loext:decorative="false"/>
    </style:style>
    <style:style style:name="gr58" style:family="graphic" style:parent-style-name="standard">
      <style:graphic-properties draw:stroke="none" draw:fill="solid" draw:fill-color="#472e7c" loext:decorative="false"/>
    </style:style>
    <style:style style:name="gr59" style:family="graphic" style:parent-style-name="standard">
      <style:graphic-properties draw:stroke="none" draw:fill="solid" draw:fill-color="#34b679" loext:decorative="false"/>
    </style:style>
    <style:style style:name="gr60" style:family="graphic" style:parent-style-name="standard">
      <style:graphic-properties draw:stroke="none" draw:fill="solid" draw:fill-color="#440154" loext:decorative="false"/>
    </style:style>
    <style:style style:name="gr61" style:family="graphic" style:parent-style-name="standard">
      <style:graphic-properties draw:stroke="none" draw:fill="solid" draw:fill-color="#1e9d89" loext:decorative="false"/>
    </style:style>
    <style:style style:name="gr62" style:family="graphic" style:parent-style-name="standard">
      <style:graphic-properties draw:stroke="none" draw:fill="solid" draw:fill-color="#404688" loext:decorative="false"/>
    </style:style>
    <style:style style:name="gr63" style:family="graphic" style:parent-style-name="standard">
      <style:graphic-properties draw:stroke="none" draw:fill="solid" draw:fill-color="#2e6d8e" loext:decorative="false"/>
    </style:style>
    <style:style style:name="gr64" style:family="graphic" style:parent-style-name="standard">
      <style:graphic-properties draw:stroke="none" draw:fill="solid" draw:fill-color="#1f998a" loext:decorative="false"/>
    </style:style>
    <style:style style:name="gr65" style:family="graphic" style:parent-style-name="standard">
      <style:graphic-properties draw:stroke="none" draw:fill="solid" draw:fill-color="#450559" loext:decorative="false"/>
    </style:style>
    <style:style style:name="gr66" style:family="graphic" style:parent-style-name="standard">
      <style:graphic-properties draw:stroke="none" draw:fill="solid" draw:fill-color="#3fbc73" loext:decorative="false"/>
    </style:style>
    <style:style style:name="gr67" style:family="graphic" style:parent-style-name="standard">
      <style:graphic-properties draw:stroke="none" draw:fill="solid" draw:fill-color="#433d84" loext:decorative="false"/>
    </style:style>
    <style:style style:name="gr68" style:family="graphic" style:parent-style-name="standard">
      <style:graphic-properties draw:stroke="none" draw:fill="solid" draw:fill-color="#20928c" loext:decorative="false"/>
    </style:style>
    <style:style style:name="gr69" style:family="graphic" style:parent-style-name="standard">
      <style:graphic-properties draw:stroke="none" draw:fill="solid" draw:fill-color="#38588c" loext:decorative="false"/>
    </style:style>
    <style:style style:name="gr70" style:family="graphic" style:parent-style-name="standard">
      <style:graphic-properties draw:stroke="none" draw:fill="solid" draw:fill-color="#73d056" loext:decorative="false"/>
    </style:style>
    <style:style style:name="gr71" style:family="graphic" style:parent-style-name="standard">
      <style:graphic-properties draw:stroke="none" draw:fill="solid" draw:fill-color="#46337f" loext:decorative="false"/>
    </style:style>
    <style:style style:name="gr72" style:family="graphic" style:parent-style-name="standard">
      <style:graphic-properties draw:stroke="none" draw:fill="solid" draw:fill-color="#460b5e" loext:decorative="false"/>
    </style:style>
    <style:style style:name="gr73" style:family="graphic" style:parent-style-name="standard">
      <style:graphic-properties draw:stroke="none" draw:fill="solid" draw:fill-color="#40bd72" loext:decorative="false"/>
    </style:style>
    <style:style style:name="gr74" style:family="graphic" style:parent-style-name="standard">
      <style:graphic-properties draw:stroke="none" draw:fill="solid" draw:fill-color="#25858e" loext:decorative="false"/>
    </style:style>
    <style:style style:name="gr75" style:family="graphic" style:parent-style-name="standard">
      <style:graphic-properties draw:stroke="none" draw:fill="solid" draw:fill-color="#3d4d8a" loext:decorative="false"/>
    </style:style>
    <style:style style:name="gr76" style:family="graphic" style:parent-style-name="standard">
      <style:graphic-properties draw:stroke="none" draw:fill="solid" draw:fill-color="#472a7a" loext:decorative="false"/>
    </style:style>
    <style:style style:name="gr77" style:family="graphic" style:parent-style-name="standard">
      <style:graphic-properties draw:stroke="none" draw:fill="solid" draw:fill-color="#2a778e" loext:decorative="false"/>
    </style:style>
    <style:style style:name="gr78" style:family="graphic" style:parent-style-name="standard">
      <style:graphic-properties draw:stroke="none" draw:fill="solid" draw:fill-color="#38b977" loext:decorative="false"/>
    </style:style>
    <style:style style:name="gr79" style:family="graphic" style:parent-style-name="standard">
      <style:graphic-properties draw:stroke="none" draw:fill="solid" draw:fill-color="#424086" loext:decorative="false"/>
    </style:style>
    <style:style style:name="gr80" style:family="graphic" style:parent-style-name="standard">
      <style:graphic-properties draw:stroke="none" draw:fill="solid" draw:fill-color="#8bd646" loext:decorative="false"/>
    </style:style>
    <style:style style:name="gr81" style:family="graphic" style:parent-style-name="standard">
      <style:graphic-properties draw:stroke="none" draw:fill="solid" draw:fill-color="#306a8e" loext:decorative="false"/>
    </style:style>
    <style:style style:name="gr82" style:family="graphic" style:parent-style-name="standard">
      <style:graphic-properties draw:stroke="none" draw:fill="solid" draw:fill-color="#b5de2b" loext:decorative="false"/>
    </style:style>
    <style:style style:name="gr83" style:family="graphic" style:parent-style-name="standard">
      <style:graphic-properties draw:stroke="none" draw:fill="solid" draw:fill-color="#28ae80" loext:decorative="false"/>
    </style:style>
    <style:style style:name="gr84" style:family="graphic" style:parent-style-name="standard">
      <style:graphic-properties draw:stroke="none" draw:fill="solid" draw:fill-color="#365c8d" loext:decorative="false"/>
    </style:style>
    <style:style style:name="gr85" style:family="graphic" style:parent-style-name="standard">
      <style:graphic-properties draw:stroke="none" draw:fill="solid" draw:fill-color="#1f9f88" loext:decorative="false"/>
    </style:style>
    <style:style style:name="gr86" style:family="graphic" style:parent-style-name="standard">
      <style:graphic-properties draw:stroke="none" draw:fill="solid" draw:fill-color="#90d743" loext:decorative="false"/>
    </style:style>
    <style:style style:name="gr87" style:family="graphic" style:parent-style-name="standard">
      <style:graphic-properties draw:stroke="none" draw:fill="solid" draw:fill-color="#228d8d" loext:decorative="false"/>
    </style:style>
    <style:style style:name="gr88" style:family="graphic" style:parent-style-name="standard">
      <style:graphic-properties draw:stroke="none" draw:fill="solid" draw:fill-color="#287c8e" loext:decorative="false"/>
    </style:style>
    <style:style style:name="gr89" style:family="graphic" style:parent-style-name="standard">
      <style:graphic-properties draw:stroke="none" draw:fill="solid" draw:fill-color="#dae319" loext:decorative="false"/>
    </style:style>
    <style:style style:name="gr90" style:family="graphic" style:parent-style-name="standard">
      <style:graphic-properties draw:stroke="none" draw:fill="solid" draw:fill-color="#7cd250" loext:decorative="false"/>
    </style:style>
    <style:style style:name="gr91" style:family="graphic" style:parent-style-name="standard">
      <style:graphic-properties draw:stroke="none" draw:fill="solid" draw:fill-color="#d5e21a" loext:decorative="false"/>
    </style:style>
    <style:style style:name="gr92" style:family="graphic" style:parent-style-name="standard">
      <style:graphic-properties draw:stroke="none" draw:fill="solid" draw:fill-color="#423f85" loext:decorative="false"/>
    </style:style>
    <style:style style:name="gr93" style:family="graphic" style:parent-style-name="standard">
      <style:graphic-properties draw:stroke="none" draw:fill="solid" draw:fill-color="#2f6b8e" loext:decorative="false"/>
    </style:style>
    <style:style style:name="gr94" style:family="graphic" style:parent-style-name="standard">
      <style:graphic-properties draw:stroke="none" draw:fill="solid" draw:fill-color="#5ac864" loext:decorative="false"/>
    </style:style>
    <style:style style:name="gr95" style:family="graphic" style:parent-style-name="standard">
      <style:graphic-properties draw:stroke="none" draw:fill="solid" draw:fill-color="#375a8c" loext:decorative="false"/>
    </style:style>
    <style:style style:name="gr96" style:family="graphic" style:parent-style-name="standard">
      <style:graphic-properties draw:stroke="none" draw:fill="solid" draw:fill-color="#d2e21b" loext:decorative="false"/>
    </style:style>
    <style:style style:name="gr97" style:family="graphic" style:parent-style-name="standard">
      <style:graphic-properties draw:stroke="none" draw:fill="solid" draw:fill-color="#1fa287" loext:decorative="false"/>
    </style:style>
    <style:style style:name="gr98" style:family="graphic" style:parent-style-name="standard">
      <style:graphic-properties draw:stroke="none" draw:fill="solid" draw:fill-color="#a0da39" loext:decorative="false"/>
    </style:style>
    <style:style style:name="gr99" style:family="graphic" style:parent-style-name="standard">
      <style:graphic-properties draw:stroke="none" draw:fill="solid" draw:fill-color="#3e4989" loext:decorative="false"/>
    </style:style>
    <style:style style:name="gr100" style:family="graphic" style:parent-style-name="standard">
      <style:graphic-properties draw:stroke="none" draw:fill="solid" draw:fill-color="#228c8d" loext:decorative="false"/>
    </style:style>
    <style:style style:name="gr101" style:family="graphic" style:parent-style-name="standard">
      <style:graphic-properties draw:stroke="none" draw:fill="solid" draw:fill-color="#f8e621" loext:decorative="false"/>
    </style:style>
    <style:style style:name="gr102" style:family="graphic" style:parent-style-name="standard">
      <style:graphic-properties draw:stroke="none" draw:fill="solid" draw:fill-color="#c2df23" loext:decorative="false"/>
    </style:style>
    <style:style style:name="gr103" style:family="graphic" style:parent-style-name="standard">
      <style:graphic-properties draw:stroke="none" draw:fill="solid" draw:fill-color="#443a83" loext:decorative="false"/>
    </style:style>
    <style:style style:name="gr104" style:family="graphic" style:parent-style-name="standard">
      <style:graphic-properties draw:stroke="none" draw:fill="solid" draw:fill-color="#93d741" loext:decorative="false"/>
    </style:style>
    <style:style style:name="gr105" style:family="graphic" style:parent-style-name="standard">
      <style:graphic-properties draw:stroke="none" draw:fill="solid" draw:fill-color="#f4e61e" loext:decorative="false"/>
    </style:style>
    <style:style style:name="gr106" style:family="graphic" style:parent-style-name="standard">
      <style:graphic-properties draw:stroke="none" draw:fill="solid" draw:fill-color="#3b518b" loext:decorative="false"/>
    </style:style>
    <style:style style:name="gr107" style:family="graphic" style:parent-style-name="standard">
      <style:graphic-properties draw:stroke="none" draw:fill="solid" draw:fill-color="#fde725" loext:decorative="false"/>
    </style:style>
    <style:style style:name="gr108" style:family="graphic" style:parent-style-name="standard">
      <style:graphic-properties draw:stroke="none" draw:fill="solid" draw:fill-color="#2db27d" loext:decorative="false"/>
    </style:style>
    <style:style style:name="gr109" style:family="graphic" style:parent-style-name="standard">
      <style:graphic-properties draw:stroke="none" draw:fill="solid" draw:fill-color="#26818e" loext:decorative="false"/>
    </style:style>
    <style:style style:name="gr110" style:family="graphic" style:parent-style-name="standard">
      <style:graphic-properties draw:stroke="none" draw:fill="solid" draw:fill-color="#424186" loext:decorative="false"/>
    </style:style>
    <style:style style:name="gr111" style:family="graphic" style:parent-style-name="standard">
      <style:graphic-properties draw:stroke="none" draw:fill="solid" draw:fill-color="#e7e419" loext:decorative="false"/>
    </style:style>
    <style:style style:name="gr112" style:family="graphic" style:parent-style-name="standard">
      <style:graphic-properties draw:stroke="none" draw:fill="solid" draw:fill-color="#c5e021" loext:decorative="false"/>
    </style:style>
    <style:style style:name="gr113" style:family="graphic" style:parent-style-name="standard">
      <style:graphic-properties draw:stroke="none" draw:fill="solid" draw:fill-color="#e2e418" loext:decorative="false"/>
    </style:style>
    <style:style style:name="gr114" style:family="graphic" style:parent-style-name="standard">
      <style:graphic-properties draw:stroke="none" draw:fill="solid" draw:fill-color="#2e6f8e" loext:decorative="false"/>
    </style:style>
    <style:style style:name="gr115" style:family="graphic" style:parent-style-name="standard">
      <style:graphic-properties draw:stroke="none" draw:fill="solid" draw:fill-color="#b0dd2f" loext:decorative="false"/>
    </style:style>
    <style:style style:name="gr116" style:family="graphic" style:parent-style-name="standard">
      <style:graphic-properties draw:stroke="none" draw:fill="solid" draw:fill-color="#6ece58" loext:decorative="false"/>
    </style:style>
    <style:style style:name="gr117" style:family="graphic" style:parent-style-name="standard">
      <style:graphic-properties draw:stroke="none" draw:fill="solid" draw:fill-color="#375b8d" loext:decorative="false"/>
    </style:style>
    <style:style style:name="gr118" style:family="graphic" style:parent-style-name="standard">
      <style:graphic-properties draw:stroke="none" draw:fill="solid" draw:fill-color="#1f9e89" loext:decorative="false"/>
    </style:style>
    <style:style style:name="gr119" style:family="graphic" style:parent-style-name="standard">
      <style:graphic-properties draw:stroke="none" draw:fill="solid" draw:fill-color="#84d44b" loext:decorative="false"/>
    </style:style>
    <style:style style:name="gr120" style:family="graphic" style:parent-style-name="standard">
      <style:graphic-properties draw:stroke="none" draw:fill="solid" draw:fill-color="#25848e" loext:decorative="false"/>
    </style:style>
    <style:style style:name="gr121" style:family="graphic" style:parent-style-name="standard">
      <style:graphic-properties draw:stroke="none" draw:fill="solid" draw:fill-color="#50c46a" loext:decorative="false"/>
    </style:style>
    <style:style style:name="gr122" style:family="graphic" style:parent-style-name="standard">
      <style:graphic-properties draw:stroke="none" draw:fill="solid" draw:fill-color="#26ad81" loext:decorative="false"/>
    </style:style>
    <style:style style:name="gr123" style:family="graphic" style:parent-style-name="standard">
      <style:graphic-properties draw:stroke="none" draw:fill="solid" draw:fill-color="#1f958b" loext:decorative="false"/>
    </style:style>
    <style:style style:name="gr124" style:family="graphic" style:parent-style-name="standard">
      <style:graphic-properties draw:stroke="none" draw:fill="solid" draw:fill-color="#443983" loext:decorative="false"/>
    </style:style>
    <style:style style:name="gr125" style:family="graphic" style:parent-style-name="standard">
      <style:graphic-properties draw:stroke="none" draw:fill="solid" draw:fill-color="#30698e" loext:decorative="false"/>
    </style:style>
    <style:style style:name="gr126" style:family="graphic" style:parent-style-name="standard">
      <style:graphic-properties draw:stroke="none" draw:fill="solid" draw:fill-color="#3f4889" loext:decorative="false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0.576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29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 loext:decorative="false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 loext:decorative="false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724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2f2f2" draw:opacity="5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e5e5e5" draw:opacity="50%"/>
    </style:style>
    <style:style style:name="P5" style:family="paragraph">
      <loext:graphic-properties draw:fill="solid" draw:fill-color="#ececec" draw:opacity="50%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solid" draw:fill-color="#481a6c"/>
    </style:style>
    <style:style style:name="P9" style:family="paragraph">
      <loext:graphic-properties draw:fill="solid" draw:fill-color="#481b6d"/>
    </style:style>
    <style:style style:name="P10" style:family="paragraph">
      <loext:graphic-properties draw:fill="solid" draw:fill-color="#482677"/>
    </style:style>
    <style:style style:name="P11" style:family="paragraph">
      <loext:graphic-properties draw:fill="solid" draw:fill-color="#482878"/>
    </style:style>
    <style:style style:name="P12" style:family="paragraph">
      <loext:graphic-properties draw:fill="solid" draw:fill-color="#453781"/>
    </style:style>
    <style:style style:name="P13" style:family="paragraph">
      <loext:graphic-properties draw:fill="solid" draw:fill-color="#453882"/>
    </style:style>
    <style:style style:name="P14" style:family="paragraph">
      <loext:graphic-properties draw:fill="solid" draw:fill-color="#3e4a89"/>
    </style:style>
    <style:style style:name="P15" style:family="paragraph">
      <loext:graphic-properties draw:fill="solid" draw:fill-color="#481769"/>
    </style:style>
    <style:style style:name="P16" style:family="paragraph">
      <loext:graphic-properties draw:fill="solid" draw:fill-color="#3e4c8a"/>
    </style:style>
    <style:style style:name="P17" style:family="paragraph">
      <loext:graphic-properties draw:fill="solid" draw:fill-color="#482576"/>
    </style:style>
    <style:style style:name="P18" style:family="paragraph">
      <loext:graphic-properties draw:fill="solid" draw:fill-color="#34608d"/>
    </style:style>
    <style:style style:name="P19" style:family="paragraph">
      <loext:graphic-properties draw:fill="solid" draw:fill-color="#481467"/>
    </style:style>
    <style:style style:name="P20" style:family="paragraph">
      <loext:graphic-properties draw:fill="solid" draw:fill-color="#482374"/>
    </style:style>
    <style:style style:name="P21" style:family="paragraph">
      <loext:graphic-properties draw:fill="solid" draw:fill-color="#463480"/>
    </style:style>
    <style:style style:name="P22" style:family="paragraph">
      <loext:graphic-properties draw:fill="solid" draw:fill-color="#33638d"/>
    </style:style>
    <style:style style:name="P23" style:family="paragraph">
      <loext:graphic-properties draw:fill="solid" draw:fill-color="#471164"/>
    </style:style>
    <style:style style:name="P24" style:family="paragraph">
      <loext:graphic-properties draw:fill="solid" draw:fill-color="#481f70"/>
    </style:style>
    <style:style style:name="P25" style:family="paragraph">
      <loext:graphic-properties draw:fill="solid" draw:fill-color="#29798e"/>
    </style:style>
    <style:style style:name="P26" style:family="paragraph">
      <loext:graphic-properties draw:fill="solid" draw:fill-color="#46307e"/>
    </style:style>
    <style:style style:name="P27" style:family="paragraph">
      <loext:graphic-properties draw:fill="solid" draw:fill-color="#32648e"/>
    </style:style>
    <style:style style:name="P28" style:family="paragraph">
      <loext:graphic-properties draw:fill="solid" draw:fill-color="#470e61"/>
    </style:style>
    <style:style style:name="P29" style:family="paragraph">
      <loext:graphic-properties draw:fill="solid" draw:fill-color="#3f4788"/>
    </style:style>
    <style:style style:name="P30" style:family="paragraph">
      <loext:graphic-properties draw:fill="solid" draw:fill-color="#472c7a"/>
    </style:style>
    <style:style style:name="P31" style:family="paragraph">
      <loext:graphic-properties draw:fill="solid" draw:fill-color="#277e8e"/>
    </style:style>
    <style:style style:name="P32" style:family="paragraph">
      <loext:graphic-properties draw:fill="solid" draw:fill-color="#34618d"/>
    </style:style>
    <style:style style:name="P33" style:family="paragraph">
      <loext:graphic-properties draw:fill="solid" draw:fill-color="#460a5d"/>
    </style:style>
    <style:style style:name="P34" style:family="paragraph">
      <loext:graphic-properties draw:fill="solid" draw:fill-color="#414287"/>
    </style:style>
    <style:style style:name="P35" style:family="paragraph">
      <loext:graphic-properties draw:fill="solid" draw:fill-color="#1f968b"/>
    </style:style>
    <style:style style:name="P36" style:family="paragraph">
      <loext:graphic-properties draw:fill="solid" draw:fill-color="#355e8d"/>
    </style:style>
    <style:style style:name="P37" style:family="paragraph">
      <loext:graphic-properties draw:fill="solid" draw:fill-color="#46075a"/>
    </style:style>
    <style:style style:name="P38" style:family="paragraph">
      <loext:graphic-properties draw:fill="solid" draw:fill-color="#443b84"/>
    </style:style>
    <style:style style:name="P39" style:family="paragraph">
      <loext:graphic-properties draw:fill="solid" draw:fill-color="#471365"/>
    </style:style>
    <style:style style:name="P40" style:family="paragraph">
      <loext:graphic-properties draw:fill="solid" draw:fill-color="#482173"/>
    </style:style>
    <style:style style:name="P41" style:family="paragraph">
      <loext:graphic-properties draw:fill="solid" draw:fill-color="#39568c"/>
    </style:style>
    <style:style style:name="P42" style:family="paragraph">
      <loext:graphic-properties draw:fill="solid" draw:fill-color="#297b8e"/>
    </style:style>
    <style:style style:name="P43" style:family="paragraph">
      <loext:graphic-properties draw:fill="solid" draw:fill-color="#453581"/>
    </style:style>
    <style:style style:name="P44" style:family="paragraph">
      <loext:graphic-properties draw:fill="solid" draw:fill-color="#1e9c89"/>
    </style:style>
    <style:style style:name="P45" style:family="paragraph">
      <loext:graphic-properties draw:fill="solid" draw:fill-color="#450457"/>
    </style:style>
    <style:style style:name="P46" style:family="paragraph">
      <loext:graphic-properties draw:fill="solid" draw:fill-color="#481c6e"/>
    </style:style>
    <style:style style:name="P47" style:family="paragraph">
      <loext:graphic-properties draw:fill="solid" draw:fill-color="#3d4e8a"/>
    </style:style>
    <style:style style:name="P48" style:family="paragraph">
      <loext:graphic-properties draw:fill="solid" draw:fill-color="#2a768e"/>
    </style:style>
    <style:style style:name="P49" style:family="paragraph">
      <loext:graphic-properties draw:fill="solid" draw:fill-color="#472e7c"/>
    </style:style>
    <style:style style:name="P50" style:family="paragraph">
      <loext:graphic-properties draw:fill="solid" draw:fill-color="#34b679"/>
    </style:style>
    <style:style style:name="P51" style:family="paragraph">
      <loext:graphic-properties draw:fill="solid" draw:fill-color="#440154"/>
    </style:style>
    <style:style style:name="P52" style:family="paragraph">
      <loext:graphic-properties draw:fill="solid" draw:fill-color="#1e9d89"/>
    </style:style>
    <style:style style:name="P53" style:family="paragraph">
      <loext:graphic-properties draw:fill="solid" draw:fill-color="#404688"/>
    </style:style>
    <style:style style:name="P54" style:family="paragraph">
      <loext:graphic-properties draw:fill="solid" draw:fill-color="#2e6d8e"/>
    </style:style>
    <style:style style:name="P55" style:family="paragraph">
      <loext:graphic-properties draw:fill="solid" draw:fill-color="#1f998a"/>
    </style:style>
    <style:style style:name="P56" style:family="paragraph">
      <loext:graphic-properties draw:fill="solid" draw:fill-color="#450559"/>
    </style:style>
    <style:style style:name="P57" style:family="paragraph">
      <loext:graphic-properties draw:fill="solid" draw:fill-color="#3fbc73"/>
    </style:style>
    <style:style style:name="P58" style:family="paragraph">
      <loext:graphic-properties draw:fill="solid" draw:fill-color="#433d84"/>
    </style:style>
    <style:style style:name="P59" style:family="paragraph">
      <loext:graphic-properties draw:fill="solid" draw:fill-color="#20928c"/>
    </style:style>
    <style:style style:name="P60" style:family="paragraph">
      <loext:graphic-properties draw:fill="solid" draw:fill-color="#38588c"/>
    </style:style>
    <style:style style:name="P61" style:family="paragraph">
      <loext:graphic-properties draw:fill="solid" draw:fill-color="#73d056"/>
    </style:style>
    <style:style style:name="P62" style:family="paragraph">
      <loext:graphic-properties draw:fill="solid" draw:fill-color="#46337f"/>
    </style:style>
    <style:style style:name="P63" style:family="paragraph">
      <loext:graphic-properties draw:fill="solid" draw:fill-color="#460b5e"/>
    </style:style>
    <style:style style:name="P64" style:family="paragraph">
      <loext:graphic-properties draw:fill="solid" draw:fill-color="#40bd72"/>
    </style:style>
    <style:style style:name="P65" style:family="paragraph">
      <loext:graphic-properties draw:fill="solid" draw:fill-color="#25858e"/>
    </style:style>
    <style:style style:name="P66" style:family="paragraph">
      <loext:graphic-properties draw:fill="solid" draw:fill-color="#3d4d8a"/>
    </style:style>
    <style:style style:name="P67" style:family="paragraph">
      <loext:graphic-properties draw:fill="solid" draw:fill-color="#472a7a"/>
    </style:style>
    <style:style style:name="P68" style:family="paragraph">
      <loext:graphic-properties draw:fill="solid" draw:fill-color="#2a778e"/>
    </style:style>
    <style:style style:name="P69" style:family="paragraph">
      <loext:graphic-properties draw:fill="solid" draw:fill-color="#38b977"/>
    </style:style>
    <style:style style:name="P70" style:family="paragraph">
      <loext:graphic-properties draw:fill="solid" draw:fill-color="#424086"/>
    </style:style>
    <style:style style:name="P71" style:family="paragraph">
      <loext:graphic-properties draw:fill="solid" draw:fill-color="#8bd646"/>
    </style:style>
    <style:style style:name="P72" style:family="paragraph">
      <loext:graphic-properties draw:fill="solid" draw:fill-color="#306a8e"/>
    </style:style>
    <style:style style:name="P73" style:family="paragraph">
      <loext:graphic-properties draw:fill="solid" draw:fill-color="#b5de2b"/>
    </style:style>
    <style:style style:name="P74" style:family="paragraph">
      <loext:graphic-properties draw:fill="solid" draw:fill-color="#28ae80"/>
    </style:style>
    <style:style style:name="P75" style:family="paragraph">
      <loext:graphic-properties draw:fill="solid" draw:fill-color="#365c8d"/>
    </style:style>
    <style:style style:name="P76" style:family="paragraph">
      <loext:graphic-properties draw:fill="solid" draw:fill-color="#1f9f88"/>
    </style:style>
    <style:style style:name="P77" style:family="paragraph">
      <loext:graphic-properties draw:fill="solid" draw:fill-color="#90d743"/>
    </style:style>
    <style:style style:name="P78" style:family="paragraph">
      <loext:graphic-properties draw:fill="solid" draw:fill-color="#228d8d"/>
    </style:style>
    <style:style style:name="P79" style:family="paragraph">
      <loext:graphic-properties draw:fill="solid" draw:fill-color="#287c8e"/>
    </style:style>
    <style:style style:name="P80" style:family="paragraph">
      <loext:graphic-properties draw:fill="solid" draw:fill-color="#dae319"/>
    </style:style>
    <style:style style:name="P81" style:family="paragraph">
      <loext:graphic-properties draw:fill="solid" draw:fill-color="#7cd250"/>
    </style:style>
    <style:style style:name="P82" style:family="paragraph">
      <loext:graphic-properties draw:fill="solid" draw:fill-color="#d5e21a"/>
    </style:style>
    <style:style style:name="P83" style:family="paragraph">
      <loext:graphic-properties draw:fill="solid" draw:fill-color="#423f85"/>
    </style:style>
    <style:style style:name="P84" style:family="paragraph">
      <loext:graphic-properties draw:fill="solid" draw:fill-color="#2f6b8e"/>
    </style:style>
    <style:style style:name="P85" style:family="paragraph">
      <loext:graphic-properties draw:fill="solid" draw:fill-color="#5ac864"/>
    </style:style>
    <style:style style:name="P86" style:family="paragraph">
      <loext:graphic-properties draw:fill="solid" draw:fill-color="#375a8c"/>
    </style:style>
    <style:style style:name="P87" style:family="paragraph">
      <loext:graphic-properties draw:fill="solid" draw:fill-color="#d2e21b"/>
    </style:style>
    <style:style style:name="P88" style:family="paragraph">
      <loext:graphic-properties draw:fill="solid" draw:fill-color="#1fa287"/>
    </style:style>
    <style:style style:name="P89" style:family="paragraph">
      <loext:graphic-properties draw:fill="solid" draw:fill-color="#a0da39"/>
    </style:style>
    <style:style style:name="P90" style:family="paragraph">
      <loext:graphic-properties draw:fill="solid" draw:fill-color="#3e4989"/>
    </style:style>
    <style:style style:name="P91" style:family="paragraph">
      <loext:graphic-properties draw:fill="solid" draw:fill-color="#228c8d"/>
    </style:style>
    <style:style style:name="P92" style:family="paragraph">
      <loext:graphic-properties draw:fill="solid" draw:fill-color="#f8e621"/>
    </style:style>
    <style:style style:name="P93" style:family="paragraph">
      <loext:graphic-properties draw:fill="solid" draw:fill-color="#c2df23"/>
    </style:style>
    <style:style style:name="P94" style:family="paragraph">
      <loext:graphic-properties draw:fill="solid" draw:fill-color="#443a83"/>
    </style:style>
    <style:style style:name="P95" style:family="paragraph">
      <loext:graphic-properties draw:fill="solid" draw:fill-color="#93d741"/>
    </style:style>
    <style:style style:name="P96" style:family="paragraph">
      <loext:graphic-properties draw:fill="solid" draw:fill-color="#f4e61e"/>
    </style:style>
    <style:style style:name="P97" style:family="paragraph">
      <loext:graphic-properties draw:fill="solid" draw:fill-color="#3b518b"/>
    </style:style>
    <style:style style:name="P98" style:family="paragraph">
      <loext:graphic-properties draw:fill="solid" draw:fill-color="#fde725"/>
    </style:style>
    <style:style style:name="P99" style:family="paragraph">
      <loext:graphic-properties draw:fill="solid" draw:fill-color="#2db27d"/>
    </style:style>
    <style:style style:name="P100" style:family="paragraph">
      <loext:graphic-properties draw:fill="solid" draw:fill-color="#26818e"/>
    </style:style>
    <style:style style:name="P101" style:family="paragraph">
      <loext:graphic-properties draw:fill="solid" draw:fill-color="#424186"/>
    </style:style>
    <style:style style:name="P102" style:family="paragraph">
      <loext:graphic-properties draw:fill="solid" draw:fill-color="#e7e419"/>
    </style:style>
    <style:style style:name="P103" style:family="paragraph">
      <loext:graphic-properties draw:fill="solid" draw:fill-color="#c5e021"/>
    </style:style>
    <style:style style:name="P104" style:family="paragraph">
      <loext:graphic-properties draw:fill="solid" draw:fill-color="#e2e418"/>
    </style:style>
    <style:style style:name="P105" style:family="paragraph">
      <loext:graphic-properties draw:fill="solid" draw:fill-color="#2e6f8e"/>
    </style:style>
    <style:style style:name="P106" style:family="paragraph">
      <loext:graphic-properties draw:fill="solid" draw:fill-color="#b0dd2f"/>
    </style:style>
    <style:style style:name="P107" style:family="paragraph">
      <loext:graphic-properties draw:fill="solid" draw:fill-color="#6ece58"/>
    </style:style>
    <style:style style:name="P108" style:family="paragraph">
      <loext:graphic-properties draw:fill="solid" draw:fill-color="#375b8d"/>
    </style:style>
    <style:style style:name="P109" style:family="paragraph">
      <loext:graphic-properties draw:fill="solid" draw:fill-color="#1f9e89"/>
    </style:style>
    <style:style style:name="P110" style:family="paragraph">
      <loext:graphic-properties draw:fill="solid" draw:fill-color="#84d44b"/>
    </style:style>
    <style:style style:name="P111" style:family="paragraph">
      <loext:graphic-properties draw:fill="solid" draw:fill-color="#25848e"/>
    </style:style>
    <style:style style:name="P112" style:family="paragraph">
      <loext:graphic-properties draw:fill="solid" draw:fill-color="#50c46a"/>
    </style:style>
    <style:style style:name="P113" style:family="paragraph">
      <loext:graphic-properties draw:fill="solid" draw:fill-color="#26ad81"/>
    </style:style>
    <style:style style:name="P114" style:family="paragraph">
      <loext:graphic-properties draw:fill="solid" draw:fill-color="#1f958b"/>
    </style:style>
    <style:style style:name="P115" style:family="paragraph">
      <loext:graphic-properties draw:fill="solid" draw:fill-color="#443983"/>
    </style:style>
    <style:style style:name="P116" style:family="paragraph">
      <loext:graphic-properties draw:fill="solid" draw:fill-color="#30698e"/>
    </style:style>
    <style:style style:name="P117" style:family="paragraph">
      <loext:graphic-properties draw:fill="solid" draw:fill-color="#3f4889"/>
    </style:style>
    <style:style style:name="P118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loext:opacity="100%" style:font-name="DejaVuSans" fo:font-size="10pt" fo:font-weight="normal" style:font-name-asian="DejaVuSans" style:font-size-asian="10pt" style:font-weight-asian="normal" style:font-name-complex="DejaVuSans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05cm" svg:height="12.04cm" svg:x="0.8cm" svg:y="-0.37cm" svg:viewBox="0 0 12051 12041" draw:points="0,0 12051,0 12051,12041 0,12041">
          <text:p/>
        </draw:polygon>
        <draw:polygon draw:style-name="gr2" draw:text-style-name="P2" draw:layer="layout" svg:width="5.816cm" svg:height="7.347cm" svg:x="1.403cm" svg:y="0.466cm" svg:viewBox="0 0 5817 7348" draw:points="245,7348 5808,4789 5817,0 0,2339">
          <text:p/>
        </draw:polygon>
        <draw:polyline draw:style-name="gr3" draw:text-style-name="P3" draw:layer="layout" svg:width="5.816cm" svg:height="7.347cm" svg:x="1.403cm" svg:y="0.466cm" svg:viewBox="0 0 5817 7348" draw:points="245,7348 5808,4789 5817,0 0,2339">
          <text:p/>
        </draw:polyline>
        <draw:polygon draw:style-name="gr4" draw:text-style-name="P4" draw:layer="layout" svg:width="5.402cm" svg:height="7.601cm" svg:x="7.21cm" svg:y="0.466cm" svg:viewBox="0 0 5403 7602" draw:points="0,4789 5154,7602 5403,2573 9,0">
          <text:p/>
        </draw:polygon>
        <draw:polyline draw:style-name="gr5" draw:text-style-name="P3" draw:layer="layout" svg:width="5.402cm" svg:height="7.601cm" svg:x="7.21cm" svg:y="0.466cm" svg:viewBox="0 0 5403 7602" draw:points="0,4789 5154,7602 5403,2573 9,0">
          <text:p/>
        </draw:polyline>
        <draw:polygon draw:style-name="gr6" draw:text-style-name="P5" draw:layer="layout" svg:width="10.714cm" svg:height="5.782cm" svg:x="1.648cm" svg:y="5.254cm" svg:viewBox="0 0 10715 5783" draw:points="0,2560 5087,5783 10715,2814 5563,0">
          <text:p/>
        </draw:polygon>
        <draw:polyline draw:style-name="gr7" draw:text-style-name="P3" draw:layer="layout" svg:width="10.714cm" svg:height="5.782cm" svg:x="1.648cm" svg:y="5.254cm" svg:viewBox="0 0 10715 5783" draw:points="0,2560 5087,5783 10715,2814 5563,0">
          <text:p/>
        </draw:polyline>
        <draw:polyline draw:style-name="gr8" draw:text-style-name="P3" draw:layer="layout" svg:width="5.59cm" svg:height="7.385cm" svg:x="1.949cm" svg:y="0.619cm" svg:viewBox="0 0 5591 7386" draw:points="0,7386 5568,4803 5591,0">
          <text:p/>
        </draw:polyline>
        <draw:polyline draw:style-name="gr8" draw:text-style-name="P3" draw:layer="layout" svg:width="5.654cm" svg:height="7.519cm" svg:x="3.004cm" svg:y="1.154cm" svg:viewBox="0 0 5655 7520" draw:points="0,7520 5586,4854 5655,0">
          <text:p/>
        </draw:polyline>
        <draw:polyline draw:style-name="gr8" draw:text-style-name="P3" draw:layer="layout" svg:width="5.721cm" svg:height="7.658cm" svg:x="4.094cm" svg:y="1.704cm" svg:viewBox="0 0 5722 7659" draw:points="0,7659 5602,4906 5722,0">
          <text:p/>
        </draw:polyline>
        <draw:polyline draw:style-name="gr8" draw:text-style-name="P3" draw:layer="layout" svg:width="5.789cm" svg:height="7.803cm" svg:x="5.219cm" svg:y="2.273cm" svg:viewBox="0 0 5790 7804" draw:points="0,7804 5616,4960 5790,0">
          <text:p/>
        </draw:polyline>
        <draw:polyline draw:style-name="gr8" draw:text-style-name="P3" draw:layer="layout" svg:width="5.857cm" svg:height="7.953cm" svg:x="6.386cm" svg:y="2.862cm" svg:viewBox="0 0 5858 7954" draw:points="0,7954 5626,5014 5858,0">
          <text:p/>
        </draw:polyline>
        <draw:polyline draw:style-name="gr8" draw:text-style-name="P3" draw:layer="layout" svg:width="5.319cm" svg:height="8.188cm" svg:x="1.797cm" svg:y="2.647cm" svg:viewBox="0 0 5320 8189" draw:points="0,0 227,4993 5320,8189">
          <text:p/>
        </draw:polyline>
        <draw:polyline draw:style-name="gr8" draw:text-style-name="P3" draw:layer="layout" svg:width="5.286cm" svg:height="8.073cm" svg:x="2.861cm" svg:y="2.218cm" svg:viewBox="0 0 5287 8074" draw:points="0,0 178,4955 5287,8074">
          <text:p/>
        </draw:polyline>
        <draw:polyline draw:style-name="gr8" draw:text-style-name="P3" draw:layer="layout" svg:width="5.254cm" svg:height="7.959cm" svg:x="3.9cm" svg:y="1.801cm" svg:viewBox="0 0 5255 7960" draw:points="0,0 132,4915 5255,7960">
          <text:p/>
        </draw:polyline>
        <draw:polyline draw:style-name="gr8" draw:text-style-name="P3" draw:layer="layout" svg:width="5.221cm" svg:height="7.85cm" svg:x="4.914cm" svg:y="1.394cm" svg:viewBox="0 0 5222 7851" draw:points="0,0 89,4878 5222,7851">
          <text:p/>
        </draw:polyline>
        <draw:polyline draw:style-name="gr8" draw:text-style-name="P3" draw:layer="layout" svg:width="5.187cm" svg:height="7.743cm" svg:x="5.905cm" svg:y="0.995cm" svg:viewBox="0 0 5188 7744" draw:points="0,0 45,4840 5188,7744">
          <text:p/>
        </draw:polyline>
        <draw:polyline draw:style-name="gr8" draw:text-style-name="P3" draw:layer="layout" svg:width="5.155cm" svg:height="7.638cm" svg:x="6.873cm" svg:y="0.606cm" svg:viewBox="0 0 5156 7639" draw:points="0,0 4,4802 5156,7639">
          <text:p/>
        </draw:polyline>
        <draw:polyline draw:style-name="gr8" draw:text-style-name="P3" draw:layer="layout" svg:width="10.803cm" svg:height="2.773cm" svg:x="1.605cm" svg:y="4.393cm" svg:viewBox="0 0 10804 2774" draw:points="10804,2774 5608,0 0,2523">
          <text:p/>
        </draw:polyline>
        <draw:polyline draw:style-name="gr8" draw:text-style-name="P3" draw:layer="layout" svg:width="10.916cm" svg:height="2.719cm" svg:x="1.548cm" svg:y="3.303cm" svg:viewBox="0 0 10917 2720" draw:points="10917,2720 5667,0 0,2474">
          <text:p/>
        </draw:polyline>
        <draw:polyline draw:style-name="gr8" draw:text-style-name="P3" draw:layer="layout" svg:width="11.03cm" svg:height="2.663cm" svg:x="1.492cm" svg:y="2.191cm" svg:viewBox="0 0 11031 2664" draw:points="11031,2664 5725,0 0,2423">
          <text:p/>
        </draw:polyline>
        <draw:polyline draw:style-name="gr8" draw:text-style-name="P3" draw:layer="layout" svg:width="11.148cm" svg:height="2.603cm" svg:x="1.433cm" svg:y="1.059cm" svg:viewBox="0 0 11149 2604" draw:points="11149,2604 5786,0 0,2368">
          <text:p/>
        </draw:polyline>
        <draw:line draw:style-name="gr9" draw:text-style-name="P3" draw:layer="layout" svg:x1="1.648cm" svg:y1="7.813cm" svg:x2="6.735cm" svg:y2="11.037cm">
          <text:p/>
        </draw:line>
        <draw:line draw:style-name="gr9" draw:text-style-name="P3" draw:layer="layout" svg:x1="1.998cm" svg:y1="7.982cm" svg:x2="1.854cm" svg:y2="8.049cm">
          <text:p/>
        </draw:line>
        <draw:line draw:style-name="gr9" draw:text-style-name="P3" draw:layer="layout" svg:x1="3.053cm" svg:y1="8.649cm" svg:x2="2.908cm" svg:y2="8.72cm">
          <text:p/>
        </draw:line>
        <draw:frame draw:style-name="gr10" draw:text-style-name="P7" draw:layer="layout" svg:width="0.451cm" svg:height="0.529cm" svg:x="1.33cm" svg:y="8.556cm">
          <draw:text-box>
            <text:p text:style-name="P6"><text:span text:style-name="T1">0</text:span></text:p>
          </draw:text-box>
        </draw:frame>
        <draw:line draw:style-name="gr9" draw:text-style-name="P3" draw:layer="layout" svg:x1="4.142cm" svg:y1="9.339cm" svg:x2="3.997cm" svg:y2="9.411cm">
          <text:p/>
        </draw:line>
        <draw:frame draw:style-name="gr11" draw:text-style-name="P7" draw:layer="layout" svg:width="0.452cm" svg:height="0.529cm" svg:x="2.378cm" svg:y="9.236cm">
          <draw:text-box>
            <text:p text:style-name="P6"><text:span text:style-name="T1">1</text:span></text:p>
          </draw:text-box>
        </draw:frame>
        <draw:line draw:style-name="gr9" draw:text-style-name="P3" draw:layer="layout" svg:x1="5.269cm" svg:y1="10.052cm" svg:x2="5.123cm" svg:y2="10.126cm">
          <text:p/>
        </draw:line>
        <draw:frame draw:style-name="gr11" draw:text-style-name="P7" draw:layer="layout" svg:width="0.452cm" svg:height="0.529cm" svg:x="3.462cm" svg:y="9.939cm">
          <draw:text-box>
            <text:p text:style-name="P6"><text:span text:style-name="T1">2</text:span></text:p>
          </draw:text-box>
        </draw:frame>
        <draw:line draw:style-name="gr9" draw:text-style-name="P3" draw:layer="layout" svg:x1="6.435cm" svg:y1="10.791cm" svg:x2="6.289cm" svg:y2="10.868cm">
          <text:p/>
        </draw:line>
        <draw:frame draw:style-name="gr11" draw:text-style-name="P7" draw:layer="layout" svg:width="0.452cm" svg:height="0.529cm" svg:x="4.583cm" svg:y="10.666cm">
          <draw:text-box>
            <text:p text:style-name="P6"><text:span text:style-name="T1">3</text:span></text:p>
          </draw:text-box>
        </draw:frame>
        <draw:frame draw:style-name="gr11" draw:text-style-name="P7" draw:layer="layout" svg:width="0.452cm" svg:height="0.529cm" svg:x="5.743cm" svg:y="11.418cm">
          <draw:text-box>
            <text:p text:style-name="P6"><text:span text:style-name="T1">4</text:span></text:p>
          </draw:text-box>
        </draw:frame>
        <draw:line draw:style-name="gr9" draw:text-style-name="P3" draw:layer="layout" svg:x1="12.364cm" svg:y1="8.067cm" svg:x2="6.734cm" svg:y2="11.037cm">
          <text:p/>
        </draw:line>
        <draw:line draw:style-name="gr9" draw:text-style-name="P3" draw:layer="layout" svg:x1="7.072cm" svg:y1="10.806cm" svg:x2="7.205cm" svg:y2="10.891cm">
          <text:p/>
        </draw:line>
        <draw:frame draw:style-name="gr12" draw:text-style-name="P7" draw:layer="layout" svg:width="1.247cm" svg:height="0.529cm" draw:transform="rotate (-0.565312144720964) translate (2.662cm 10.2cm)">
          <draw:text-box>
            <text:p text:style-name="P6"><text:span text:style-name="T1">X (m)</text:span></text:p>
          </draw:text-box>
        </draw:frame>
        <draw:line draw:style-name="gr9" draw:text-style-name="P3" draw:layer="layout" svg:x1="8.104cm" svg:y1="10.264cm" svg:x2="8.237cm" svg:y2="10.346cm">
          <text:p/>
        </draw:line>
        <draw:frame draw:style-name="gr11" draw:text-style-name="P7" draw:layer="layout" svg:width="0.452cm" svg:height="0.529cm" svg:x="7.43cm" svg:y="11.461cm">
          <draw:text-box>
            <text:p text:style-name="P6"><text:span text:style-name="T1">0</text:span></text:p>
          </draw:text-box>
        </draw:frame>
        <draw:line draw:style-name="gr9" draw:text-style-name="P3" draw:layer="layout" svg:x1="9.109cm" svg:y1="9.734cm" svg:x2="9.244cm" svg:y2="9.814cm">
          <text:p/>
        </draw:line>
        <draw:frame draw:style-name="gr13" draw:text-style-name="P7" draw:layer="layout" svg:width="0.452cm" svg:height="0.528cm" svg:x="8.458cm" svg:y="10.908cm">
          <draw:text-box>
            <text:p text:style-name="P6"><text:span text:style-name="T1">1</text:span></text:p>
          </draw:text-box>
        </draw:frame>
        <draw:line draw:style-name="gr9" draw:text-style-name="P3" draw:layer="layout" svg:x1="10.09cm" svg:y1="9.217cm" svg:x2="10.223cm" svg:y2="9.297cm">
          <text:p/>
        </draw:line>
        <draw:frame draw:style-name="gr11" draw:text-style-name="P7" draw:layer="layout" svg:width="0.452cm" svg:height="0.529cm" svg:x="9.46cm" svg:y="10.367cm">
          <draw:text-box>
            <text:p text:style-name="P6"><text:span text:style-name="T1">2</text:span></text:p>
          </draw:text-box>
        </draw:frame>
        <draw:line draw:style-name="gr9" draw:text-style-name="P3" draw:layer="layout" svg:x1="11.048cm" svg:y1="8.712cm" svg:x2="11.181cm" svg:y2="8.789cm">
          <text:p/>
        </draw:line>
        <draw:frame draw:style-name="gr13" draw:text-style-name="P7" draw:layer="layout" svg:width="0.452cm" svg:height="0.528cm" svg:x="10.438cm" svg:y="9.839cm">
          <draw:text-box>
            <text:p text:style-name="P6"><text:span text:style-name="T1">3</text:span></text:p>
          </draw:text-box>
        </draw:frame>
        <draw:line draw:style-name="gr9" draw:text-style-name="P3" draw:layer="layout" svg:x1="11.982cm" svg:y1="8.219cm" svg:x2="12.117cm" svg:y2="8.293cm">
          <text:p/>
        </draw:line>
        <draw:frame draw:style-name="gr13" draw:text-style-name="P7" draw:layer="layout" svg:width="0.452cm" svg:height="0.528cm" svg:x="11.393cm" svg:y="9.325cm">
          <draw:text-box>
            <text:p text:style-name="P6"><text:span text:style-name="T1">4</text:span></text:p>
          </draw:text-box>
        </draw:frame>
        <draw:frame draw:style-name="gr14" draw:text-style-name="P7" draw:layer="layout" svg:width="0.451cm" svg:height="0.528cm" svg:x="12.326cm" svg:y="8.824cm">
          <draw:text-box>
            <text:p text:style-name="P6"><text:span text:style-name="T1">5</text:span></text:p>
          </draw:text-box>
        </draw:frame>
        <draw:line draw:style-name="gr9" draw:text-style-name="P3" draw:layer="layout" svg:x1="12.362cm" svg:y1="8.068cm" svg:x2="12.612cm" svg:y2="3.038cm">
          <text:p/>
        </draw:line>
        <draw:line draw:style-name="gr9" draw:text-style-name="P3" draw:layer="layout" svg:x1="12.362cm" svg:y1="7.142cm" svg:x2="12.497cm" svg:y2="7.215cm">
          <text:p/>
        </draw:line>
        <draw:frame draw:style-name="gr15" draw:text-style-name="P7" draw:layer="layout" svg:width="1.213cm" svg:height="0.528cm" draw:transform="rotate (0.484677933278825) translate (9.952cm 11.001cm)">
          <draw:text-box>
            <text:p text:style-name="P6"><text:span text:style-name="T1">Y (m)</text:span></text:p>
          </draw:text-box>
        </draw:frame>
        <draw:line draw:style-name="gr9" draw:text-style-name="P3" draw:layer="layout" svg:x1="12.418cm" svg:y1="5.999cm" svg:x2="12.555cm" svg:y2="6.071cm">
          <text:p/>
        </draw:line>
        <draw:frame draw:style-name="gr11" draw:text-style-name="P7" draw:layer="layout" svg:width="0.452cm" svg:height="0.529cm" svg:x="13.166cm" svg:y="7.111cm">
          <draw:text-box>
            <text:p text:style-name="P6"><text:span text:style-name="T1">5</text:span></text:p>
          </draw:text-box>
        </draw:frame>
        <draw:line draw:style-name="gr9" draw:text-style-name="P3" draw:layer="layout" svg:x1="12.475cm" svg:y1="4.831cm" svg:x2="12.614cm" svg:y2="4.902cm">
          <text:p/>
        </draw:line>
        <draw:frame draw:style-name="gr16" draw:text-style-name="P7" draw:layer="layout" svg:width="0.577cm" svg:height="0.529cm" svg:x="13.087cm" svg:y="5.967cm">
          <draw:text-box>
            <text:p text:style-name="P6"><text:span text:style-name="T1">10</text:span></text:p>
          </draw:text-box>
        </draw:frame>
        <draw:line draw:style-name="gr9" draw:text-style-name="P3" draw:layer="layout" svg:x1="12.534cm" svg:y1="3.639cm" svg:x2="12.674cm" svg:y2="3.707cm">
          <text:p/>
        </draw:line>
        <draw:frame draw:style-name="gr16" draw:text-style-name="P7" draw:layer="layout" svg:width="0.577cm" svg:height="0.529cm" svg:x="13.155cm" svg:y="4.798cm">
          <draw:text-box>
            <text:p text:style-name="P6"><text:span text:style-name="T1">15</text:span></text:p>
          </draw:text-box>
        </draw:frame>
        <draw:polygon draw:style-name="gr17" draw:text-style-name="P8" draw:layer="layout" svg:width="0.683cm" svg:height="0.176cm" svg:x="6.828cm" svg:y="5.225cm" svg:viewBox="0 0 684 177" draw:points="0,33 327,177 684,171 356,0">
          <text:p/>
        </draw:polygon>
        <draw:polygon draw:style-name="gr18" draw:text-style-name="P9" draw:layer="layout" svg:width="0.687cm" svg:height="0.184cm" svg:x="7.155cm" svg:y="5.395cm" svg:viewBox="0 0 688 185" draw:points="0,5 332,185 688,180 357,0">
          <text:p/>
        </draw:polygon>
        <draw:polygon draw:style-name="gr19" draw:text-style-name="P10" draw:layer="layout" svg:width="0.687cm" svg:height="0.167cm" svg:x="6.468cm" svg:y="5.233cm" svg:viewBox="0 0 688 168" draw:points="0,0 329,135 688,168 361,24">
          <text:p/>
        </draw:polygon>
        <draw:polygon draw:style-name="gr18" draw:text-style-name="P9" draw:layer="layout" svg:width="0.688cm" svg:height="0.19cm" svg:x="7.486cm" svg:y="5.573cm" svg:viewBox="0 0 689 191" draw:points="0,5 334,191 689,185 356,0">
          <text:p/>
        </draw:polygon>
        <draw:polygon draw:style-name="gr20" draw:text-style-name="P11" draw:layer="layout" svg:width="0.691cm" svg:height="0.212cm" svg:x="6.796cm" svg:y="5.367cm" svg:viewBox="0 0 692 213" draw:points="0,0 331,178 692,213 359,33">
          <text:p/>
        </draw:polygon>
        <draw:polygon draw:style-name="gr21" draw:text-style-name="P12" draw:layer="layout" svg:width="0.692cm" svg:height="0.239cm" svg:x="6.104cm" svg:y="5.128cm" svg:viewBox="0 0 693 240" draw:points="0,0 327,162 693,240 365,105">
          <text:p/>
        </draw:polygon>
        <draw:polygon draw:style-name="gr17" draw:text-style-name="P8" draw:layer="layout" svg:width="0.692cm" svg:height="0.2cm" svg:x="7.82cm" svg:y="5.757cm" svg:viewBox="0 0 693 201" draw:points="0,6 338,201 693,190 356,0">
          <text:p/>
        </draw:polygon>
        <draw:polygon draw:style-name="gr20" draw:text-style-name="P11" draw:layer="layout" svg:width="0.693cm" svg:height="0.22cm" svg:x="7.127cm" svg:y="5.544cm" svg:viewBox="0 0 694 221" draw:points="0,0 334,187 694,221 361,35">
          <text:p/>
        </draw:polygon>
        <draw:polygon draw:style-name="gr22" draw:text-style-name="P13" draw:layer="layout" svg:width="0.696cm" svg:height="0.256cm" svg:x="6.431cm" svg:y="5.289cm" svg:viewBox="0 0 697 257" draw:points="0,0 331,174 697,257 365,78">
          <text:p/>
        </draw:polygon>
        <draw:polygon draw:style-name="gr17" draw:text-style-name="P8" draw:layer="layout" svg:width="0.695cm" svg:height="0.239cm" svg:x="8.156cm" svg:y="5.945cm" svg:viewBox="0 0 696 240" draw:points="0,12 341,240 696,196 357,0">
          <text:p/>
        </draw:polygon>
        <draw:path draw:style-name="gr23" draw:text-style-name="P14" draw:layer="layout" svg:width="0.697cm" svg:height="0.285cm" svg:x="5.734cm" svg:y="5.004cm" svg:viewBox="0 0 698 286" svg:d="M0 0l327 110h2zM698 286l-328-162-41-14z">
          <text:p/>
        </draw:path>
        <draw:polygon draw:style-name="gr19" draw:text-style-name="P10" draw:layer="layout" svg:width="0.696cm" svg:height="0.23cm" svg:x="7.46cm" svg:y="5.731cm" svg:viewBox="0 0 697 231" draw:points="0,0 339,231 697,227 361,32">
          <text:p/>
        </draw:polygon>
        <draw:polygon draw:style-name="gr22" draw:text-style-name="P13" draw:layer="layout" svg:width="0.699cm" svg:height="0.268cm" svg:x="6.762cm" svg:y="5.463cm" svg:viewBox="0 0 700 269" draw:points="0,0 336,190 700,269 366,81">
          <text:p/>
        </draw:polygon>
        <draw:polygon draw:style-name="gr24" draw:text-style-name="P15" draw:layer="layout" svg:width="0.697cm" svg:height="0.25cm" svg:x="8.496cm" svg:y="6.142cm" svg:viewBox="0 0 698 251" draw:points="0,42 343,251 698,224 354,0">
          <text:p/>
        </draw:polygon>
        <draw:polygon draw:style-name="gr25" draw:text-style-name="P16" draw:layer="layout" svg:width="0.701cm" svg:height="0.349cm" svg:x="6.061cm" svg:y="5.114cm" svg:viewBox="0 0 702 350" draw:points="0,0 334,172 702,350 371,176">
          <text:p/>
        </draw:polygon>
        <draw:polygon draw:style-name="gr26" draw:text-style-name="P17" draw:layer="layout" svg:width="0.699cm" svg:height="0.227cm" svg:x="7.798cm" svg:y="5.957cm" svg:viewBox="0 0 700 228" draw:points="0,4 340,213 700,228 358,0">
          <text:p/>
        </draw:polygon>
        <draw:polygon draw:style-name="gr21" draw:text-style-name="P12" draw:layer="layout" svg:width="0.701cm" svg:height="0.309cm" svg:x="7.097cm" svg:y="5.652cm" svg:viewBox="0 0 702 310" draw:points="0,0 338,205 702,310 363,80">
          <text:p/>
        </draw:polygon>
        <draw:polygon draw:style-name="gr27" draw:text-style-name="P18" draw:layer="layout" svg:width="0.705cm" svg:height="0.334cm" svg:x="5.357cm" svg:y="4.781cm" svg:viewBox="0 0 706 335" draw:points="0,0 330,91 706,335 379,224">
          <text:p/>
        </draw:polygon>
        <draw:polygon draw:style-name="gr28" draw:text-style-name="P19" draw:layer="layout" svg:width="0.7cm" svg:height="0.266cm" svg:x="8.839cm" svg:y="6.365cm" svg:viewBox="0 0 701 267" draw:points="0,27 347,267 701,205 356,0">
          <text:p/>
        </draw:polygon>
        <draw:polygon draw:style-name="gr25" draw:text-style-name="P16" draw:layer="layout" svg:width="0.704cm" svg:height="0.367cm" svg:x="6.394cm" svg:y="5.285cm" svg:viewBox="0 0 705 368" draw:points="0,0 335,192 705,368 368,178">
          <text:p/>
        </draw:polygon>
        <draw:polygon draw:style-name="gr29" draw:text-style-name="P20" draw:layer="layout" svg:width="0.701cm" svg:height="0.247cm" svg:x="8.138cm" svg:y="6.168cm" svg:viewBox="0 0 702 248" draw:points="0,0 344,248 702,224 359,15">
          <text:p/>
        </draw:polygon>
        <draw:polygon draw:style-name="gr30" draw:text-style-name="P21" draw:layer="layout" svg:width="0.704cm" svg:height="0.312cm" svg:x="7.435cm" svg:y="5.857cm" svg:viewBox="0 0 705 313" draw:points="0,0 341,255 705,313 365,104">
          <text:p/>
        </draw:polygon>
        <draw:polygon draw:style-name="gr31" draw:text-style-name="P22" draw:layer="layout" svg:width="0.709cm" svg:height="0.413cm" svg:x="5.685cm" svg:y="4.872cm" svg:viewBox="0 0 710 414" draw:points="0,0 332,118 710,414 376,244">
          <text:p/>
        </draw:polygon>
        <draw:polygon draw:style-name="gr32" draw:text-style-name="P23" draw:layer="layout" svg:width="0.704cm" svg:height="0.302cm" svg:x="9.184cm" svg:y="6.57cm" svg:viewBox="0 0 705 303" draw:points="0,60 349,303 705,231 354,0">
          <text:p/>
        </draw:polygon>
        <draw:polygon draw:style-name="gr23" draw:text-style-name="P14" draw:layer="layout" svg:width="0.706cm" svg:height="0.38cm" svg:x="6.729cm" svg:y="5.477cm" svg:viewBox="0 0 707 381" draw:points="0,0 339,255 707,381 370,176">
          <text:p/>
        </draw:polygon>
        <draw:polygon draw:style-name="gr33" draw:text-style-name="P24" draw:layer="layout" svg:width="0.704cm" svg:height="0.276cm" svg:x="8.481cm" svg:y="6.392cm" svg:viewBox="0 0 705 277" draw:points="0,23 345,277 705,240 358,0">
          <text:p/>
        </draw:polygon>
        <draw:polygon draw:style-name="gr34" draw:text-style-name="P25" draw:layer="layout" svg:width="0.714cm" svg:height="0.434cm" svg:x="4.972cm" svg:y="4.438cm" svg:viewBox="0 0 715 435" draw:points="0,0 329,69 715,435 385,344">
          <text:p/>
        </draw:polygon>
        <draw:polygon draw:style-name="gr35" draw:text-style-name="P26" draw:layer="layout" svg:width="0.706cm" svg:height="0.304cm" svg:x="7.775cm" svg:y="6.111cm" svg:viewBox="0 0 707 305" draw:points="0,0 344,265 707,305 363,59">
          <text:p/>
        </draw:polygon>
        <draw:polygon draw:style-name="gr36" draw:text-style-name="P27" draw:layer="layout" svg:width="0.711cm" svg:height="0.489cm" svg:x="6.018cm" svg:y="4.989cm" svg:viewBox="0 0 712 490" draw:points="0,0 338,242 712,490 377,296">
          <text:p/>
        </draw:polygon>
        <draw:polygon draw:style-name="gr37" draw:text-style-name="P28" draw:layer="layout" svg:width="0.706cm" svg:height="0.316cm" svg:x="9.533cm" svg:y="6.799cm" svg:viewBox="0 0 707 317" draw:points="0,72 353,317 707,235 356,0">
          <text:p/>
        </draw:polygon>
        <draw:polygon draw:style-name="gr18" draw:text-style-name="P9" draw:layer="layout" svg:width="0.708cm" svg:height="0.294cm" svg:x="8.826cm" svg:y="6.63cm" svg:viewBox="0 0 709 295" draw:points="0,37 350,295 709,242 359,0">
          <text:p/>
        </draw:polygon>
        <draw:polygon draw:style-name="gr38" draw:text-style-name="P29" draw:layer="layout" svg:width="0.709cm" svg:height="0.38cm" svg:x="7.066cm" svg:y="5.731cm" svg:viewBox="0 0 710 381" draw:points="0,0 343,233 710,381 368,126">
          <text:p/>
        </draw:polygon>
        <draw:polygon draw:style-name="gr39" draw:text-style-name="P30" draw:layer="layout" svg:width="0.708cm" svg:height="0.293cm" svg:x="8.119cm" svg:y="6.375cm" svg:viewBox="0 0 709 294" draw:points="0,0 348,272 709,294 363,41">
          <text:p/>
        </draw:polygon>
        <draw:polygon draw:style-name="gr40" draw:text-style-name="P31" draw:layer="layout" svg:width="0.718cm" svg:height="0.483cm" svg:x="5.3cm" svg:y="4.506cm" svg:viewBox="0 0 719 484" draw:points="0,0 334,105 719,484 386,367">
          <text:p/>
        </draw:polygon>
        <draw:polygon draw:style-name="gr41" draw:text-style-name="P32" draw:layer="layout" svg:width="0.713cm" svg:height="0.5cm" svg:x="6.354cm" svg:y="5.231cm" svg:viewBox="0 0 714 501" draw:points="0,0 339,226 714,501 375,246">
          <text:p/>
        </draw:polygon>
        <draw:polygon draw:style-name="gr42" draw:text-style-name="P33" draw:layer="layout" svg:width="0.71cm" svg:height="0.327cm" svg:x="9.885cm" svg:y="7.033cm" svg:viewBox="0 0 711 328" draw:points="0,83 356,328 711,235 354,0">
          <text:p/>
        </draw:polygon>
        <draw:polygon draw:style-name="gr43" draw:text-style-name="P34" draw:layer="layout" svg:width="0.71cm" svg:height="0.412cm" svg:x="7.409cm" svg:y="5.963cm" svg:viewBox="0 0 711 413" draw:points="0,0 344,328 711,413 367,147">
          <text:p/>
        </draw:polygon>
        <draw:polygon draw:style-name="gr24" draw:text-style-name="P15" draw:layer="layout" svg:width="0.71cm" svg:height="0.312cm" svg:x="9.175cm" svg:y="6.871cm" svg:viewBox="0 0 711 313" draw:points="0,54 352,313 711,245 358,0">
          <text:p/>
        </draw:polygon>
        <draw:polygon draw:style-name="gr19" draw:text-style-name="P10" draw:layer="layout" svg:width="0.71cm" svg:height="0.279cm" svg:x="8.465cm" svg:y="6.646cm" svg:viewBox="0 0 711 280" draw:points="0,0 349,277 711,280 361,22">
          <text:p/>
        </draw:polygon>
        <draw:polygon draw:style-name="gr44" draw:text-style-name="P35" draw:layer="layout" svg:width="0.722cm" svg:height="0.47cm" svg:x="4.579cm" svg:y="4.037cm" svg:viewBox="0 0 723 471" draw:points="0,9 329,0 723,471 393,403">
          <text:p/>
        </draw:polygon>
        <draw:polygon draw:style-name="gr45" draw:text-style-name="P36" draw:layer="layout" svg:width="0.717cm" svg:height="0.507cm" svg:x="6.693cm" svg:y="5.457cm" svg:viewBox="0 0 718 508" draw:points="0,0 343,299 718,508 374,276">
          <text:p/>
        </draw:polygon>
        <draw:polygon draw:style-name="gr40" draw:text-style-name="P31" draw:layer="layout" svg:width="0.72cm" svg:height="0.62cm" svg:x="5.634cm" svg:y="4.611cm" svg:viewBox="0 0 721 621" draw:points="0,0 339,250 721,621 385,378">
          <text:p/>
        </draw:polygon>
        <draw:polygon draw:style-name="gr46" draw:text-style-name="P37" draw:layer="layout" svg:width="0.713cm" svg:height="0.339cm" svg:x="10.241cm" svg:y="7.266cm" svg:viewBox="0 0 714 340" draw:points="0,94 358,340 714,218 354,0">
          <text:p/>
        </draw:polygon>
        <draw:polygon draw:style-name="gr47" draw:text-style-name="P38" draw:layer="layout" svg:width="0.714cm" svg:height="0.356cm" svg:x="7.752cm" svg:y="6.29cm" svg:viewBox="0 0 715 357" draw:points="0,0 349,296 715,357 368,85">
          <text:p/>
        </draw:polygon>
        <draw:polygon draw:style-name="gr48" draw:text-style-name="P39" draw:layer="layout" svg:width="0.714cm" svg:height="0.325cm" svg:x="9.527cm" svg:y="7.115cm" svg:viewBox="0 0 715 326" draw:points="0,67 356,326 715,246 358,0">
          <text:p/>
        </draw:polygon>
        <draw:polygon draw:style-name="gr49" draw:text-style-name="P40" draw:layer="layout" svg:width="0.713cm" svg:height="0.277cm" svg:x="8.815cm" svg:y="6.921cm" svg:viewBox="0 0 714 278" draw:points="0,0 352,278 714,262 361,3">
          <text:p/>
        </draw:polygon>
        <draw:polygon draw:style-name="gr50" draw:text-style-name="P41" draw:layer="layout" svg:width="0.717cm" svg:height="0.536cm" svg:x="7.036cm" svg:y="5.754cm" svg:viewBox="0 0 718 537" draw:points="0,0 347,363 718,537 375,209">
          <text:p/>
        </draw:polygon>
        <draw:polygon draw:style-name="gr51" draw:text-style-name="P42" draw:layer="layout" svg:width="0.722cm" svg:height="0.595cm" svg:x="5.972cm" svg:y="4.862cm" svg:viewBox="0 0 723 596" draw:points="0,0 341,242 723,596 383,371">
          <text:p/>
        </draw:polygon>
        <draw:polygon draw:style-name="gr52" draw:text-style-name="P43" draw:layer="layout" svg:width="0.715cm" svg:height="0.336cm" svg:x="8.1cm" svg:y="6.585cm" svg:viewBox="0 0 716 337" draw:points="0,0 349,303 716,337 366,62">
          <text:p/>
        </draw:polygon>
        <draw:polygon draw:style-name="gr53" draw:text-style-name="P44" draw:layer="layout" svg:width="0.727cm" svg:height="0.575cm" svg:x="4.907cm" svg:y="4.037cm" svg:viewBox="0 0 728 576" draw:points="0,0 336,144 728,576 394,471">
          <text:p/>
        </draw:polygon>
        <draw:polygon draw:style-name="gr54" draw:text-style-name="P45" draw:layer="layout" svg:width="0.717cm" svg:height="0.367cm" svg:x="10.599cm" svg:y="7.483cm" svg:viewBox="0 0 718 368" draw:points="0,122 363,368 718,236 356,0">
          <text:p/>
        </draw:polygon>
        <draw:polygon draw:style-name="gr37" draw:text-style-name="P28" draw:layer="layout" svg:width="0.717cm" svg:height="0.339cm" svg:x="9.883cm" svg:y="7.36cm" svg:viewBox="0 0 718 340" draw:points="0,81 359,340 718,246 359,0">
          <text:p/>
        </draw:polygon>
        <draw:polygon draw:style-name="gr55" draw:text-style-name="P46" draw:layer="layout" svg:width="0.717cm" svg:height="0.322cm" svg:x="9.166cm" svg:y="7.182cm" svg:viewBox="0 0 718 323" draw:points="0,17 356,323 718,259 362,0">
          <text:p/>
        </draw:polygon>
        <draw:polygon draw:style-name="gr56" draw:text-style-name="P47" draw:layer="layout" svg:width="0.719cm" svg:height="0.47cm" svg:x="7.381cm" svg:y="6.116cm" svg:viewBox="0 0 720 471" draw:points="0,0 348,371 720,471 371,174">
          <text:p/>
        </draw:polygon>
        <draw:polygon draw:style-name="gr57" draw:text-style-name="P48" draw:layer="layout" svg:width="0.723cm" svg:height="0.651cm" svg:x="6.313cm" svg:y="5.104cm" svg:viewBox="0 0 724 652" draw:points="0,0 347,381 724,652 381,354">
          <text:p/>
        </draw:polygon>
        <draw:polygon draw:style-name="gr58" draw:text-style-name="P49" draw:layer="layout" svg:width="0.718cm" svg:height="0.335cm" svg:x="8.449cm" svg:y="6.887cm" svg:viewBox="0 0 719 336" draw:points="0,0 353,336 719,313 367,35">
          <text:p/>
        </draw:polygon>
        <draw:polygon draw:style-name="gr59" draw:text-style-name="P50" draw:layer="layout" svg:width="0.731cm" svg:height="0.495cm" svg:x="4.177cm" svg:y="3.551cm" svg:viewBox="0 0 732 496" draw:points="0,42 330,0 732,487 403,496">
          <text:p/>
        </draw:polygon>
        <draw:polygon draw:style-name="gr60" draw:text-style-name="P51" draw:layer="layout" svg:width="0.72cm" svg:height="0.376cm" svg:x="10.961cm" svg:y="7.719cm" svg:viewBox="0 0 721 377" draw:points="0,131 365,377 721,236 354,0">
          <text:p/>
        </draw:polygon>
        <draw:polygon draw:style-name="gr61" draw:text-style-name="P52" draw:layer="layout" svg:width="0.729cm" svg:height="0.681cm" svg:x="5.242cm" svg:y="4.181cm" svg:viewBox="0 0 730 682" draw:points="0,0 339,206 730,682 391,432">
          <text:p/>
        </draw:polygon>
        <draw:polygon draw:style-name="gr42" draw:text-style-name="P33" draw:layer="layout" svg:width="0.72cm" svg:height="0.35cm" svg:x="10.241cm" svg:y="7.605cm" svg:viewBox="0 0 721 351" draw:points="0,95 362,351 721,246 358,0">
          <text:p/>
        </draw:polygon>
        <draw:polygon draw:style-name="gr24" draw:text-style-name="P15" draw:layer="layout" svg:width="0.72cm" svg:height="0.339cm" svg:x="9.521cm" svg:y="7.439cm" svg:viewBox="0 0 721 340" draw:points="0,64 359,340 721,259 362,0">
          <text:p/>
        </draw:polygon>
        <draw:polygon draw:style-name="gr62" draw:text-style-name="P53" draw:layer="layout" svg:width="0.72cm" svg:height="0.402cm" svg:x="7.729cm" svg:y="6.485cm" svg:viewBox="0 0 721 403" draw:points="0,0 352,332 721,403 372,100">
          <text:p/>
        </draw:polygon>
        <draw:polygon draw:style-name="gr63" draw:text-style-name="P54" draw:layer="layout" svg:width="0.723cm" svg:height="0.633cm" svg:x="6.658cm" svg:y="5.484cm" svg:viewBox="0 0 724 634" draw:points="0,0 347,405 724,634 377,272">
          <text:p/>
        </draw:polygon>
        <draw:polygon draw:style-name="gr19" draw:text-style-name="P10" draw:layer="layout" svg:width="0.72cm" svg:height="0.353cm" svg:x="8.8cm" svg:y="7.198cm" svg:viewBox="0 0 721 354" draw:points="0,23 356,354 721,307 366,0">
          <text:p/>
        </draw:polygon>
        <draw:polygon draw:style-name="gr64" draw:text-style-name="P55" draw:layer="layout" svg:width="0.732cm" svg:height="0.719cm" svg:x="5.581cm" svg:y="4.386cm" svg:viewBox="0 0 733 720" draw:points="0,0 345,316 733,720 391,477">
          <text:p/>
        </draw:polygon>
        <draw:polygon draw:style-name="gr65" draw:text-style-name="P56" draw:layer="layout" svg:width="0.723cm" svg:height="0.362cm" svg:x="10.603cm" svg:y="7.85cm" svg:viewBox="0 0 724 363" draw:points="0,105 366,363 724,246 359,0">
          <text:p/>
        </draw:polygon>
        <draw:polygon draw:style-name="gr66" draw:text-style-name="P57" draw:layer="layout" svg:width="0.737cm" svg:height="0.63cm" svg:x="4.506cm" svg:y="3.551cm" svg:viewBox="0 0 738 631" draw:points="0,0 335,80 738,631 402,487">
          <text:p/>
        </draw:polygon>
        <draw:polygon draw:style-name="gr67" draw:text-style-name="P58" draw:layer="layout" svg:width="0.722cm" svg:height="0.406cm" svg:x="8.079cm" svg:y="6.816cm" svg:viewBox="0 0 723 407" draw:points="0,0 353,372 723,407 370,72">
          <text:p/>
        </draw:polygon>
        <draw:polygon draw:style-name="gr31" draw:text-style-name="P22" draw:layer="layout" svg:width="0.724cm" svg:height="0.598cm" svg:x="7.005cm" svg:y="5.888cm" svg:viewBox="0 0 725 599" draw:points="0,0 350,414 725,599 377,228">
          <text:p/>
        </draw:polygon>
        <draw:polygon draw:style-name="gr32" draw:text-style-name="P23" draw:layer="layout" svg:width="0.723cm" svg:height="0.352cm" svg:x="9.88cm" svg:y="7.699cm" svg:viewBox="0 0 724 353" draw:points="0,81 362,353 724,258 362,0">
          <text:p/>
        </draw:polygon>
        <draw:polygon draw:style-name="gr33" draw:text-style-name="P24" draw:layer="layout" svg:width="0.724cm" svg:height="0.341cm" svg:x="9.156cm" svg:y="7.504cm" svg:viewBox="0 0 725 342" draw:points="0,47 359,342 725,274 366,0">
          <text:p/>
        </draw:polygon>
        <draw:polygon draw:style-name="gr68" draw:text-style-name="P59" draw:layer="layout" svg:width="0.733cm" svg:height="0.784cm" svg:x="5.925cm" svg:y="4.7cm" svg:viewBox="0 0 734 785" draw:points="0,0 347,416 734,785 388,404">
          <text:p/>
        </draw:polygon>
        <draw:polygon draw:style-name="gr69" draw:text-style-name="P60" draw:layer="layout" svg:width="0.726cm" svg:height="0.515cm" svg:x="7.354cm" svg:y="6.302cm" svg:viewBox="0 0 727 516" draw:points="0,0 350,416 727,516 375,183">
          <text:p/>
        </draw:polygon>
        <draw:polygon draw:style-name="gr70" draw:text-style-name="P61" draw:layer="layout" svg:width="0.736cm" svg:height="0.466cm" svg:x="3.77cm" svg:y="3.128cm" svg:viewBox="0 0 737 467" draw:points="0,100 327,0 737,423 407,467">
          <text:p/>
        </draw:polygon>
        <draw:polygon draw:style-name="gr71" draw:text-style-name="P62" draw:layer="layout" svg:width="0.724cm" svg:height="0.365cm" svg:x="8.432cm" svg:y="7.187cm" svg:viewBox="0 0 725 366" draw:points="0,0 357,362 725,366 370,35">
          <text:p/>
        </draw:polygon>
        <draw:polygon draw:style-name="gr72" draw:text-style-name="P63" draw:layer="layout" svg:width="0.727cm" svg:height="0.385cm" svg:x="10.241cm" svg:y="7.955cm" svg:viewBox="0 0 728 386" draw:points="0,95 365,386 728,257 362,0">
          <text:p/>
        </draw:polygon>
        <draw:polygon draw:style-name="gr73" draw:text-style-name="P64" draw:layer="layout" svg:width="0.741cm" svg:height="0.756cm" svg:x="4.841cm" svg:y="3.63cm" svg:viewBox="0 0 742 757" draw:points="0,0 341,262 742,757 403,551">
          <text:p/>
        </draw:polygon>
        <draw:polygon draw:style-name="gr74" draw:text-style-name="P65" draw:layer="layout" svg:width="0.733cm" svg:height="0.772cm" svg:x="6.272cm" svg:y="5.115cm" svg:viewBox="0 0 734 773" draw:points="0,0 350,500 734,773 388,368">
          <text:p/>
        </draw:polygon>
        <draw:polygon draw:style-name="gr17" draw:text-style-name="P8" draw:layer="layout" svg:width="0.727cm" svg:height="0.381cm" svg:x="9.514cm" svg:y="7.778cm" svg:viewBox="0 0 728 382" draw:points="0,67 361,382 728,273 366,0">
          <text:p/>
        </draw:polygon>
        <draw:polygon draw:style-name="gr75" draw:text-style-name="P66" draw:layer="layout" svg:width="0.728cm" svg:height="0.47cm" svg:x="7.704cm" svg:y="6.717cm" svg:viewBox="0 0 729 471" draw:points="0,0 354,450 729,471 376,99">
          <text:p/>
        </draw:polygon>
        <draw:polygon draw:style-name="gr76" draw:text-style-name="P67" draw:layer="layout" svg:width="0.727cm" svg:height="0.35cm" svg:x="8.788cm" svg:y="7.547cm" svg:viewBox="0 0 728 351" draw:points="0,0 358,351 728,299 368,4">
          <text:p/>
        </draw:polygon>
        <draw:polygon draw:style-name="gr77" draw:text-style-name="P68" draw:layer="layout" svg:width="0.733cm" svg:height="0.686cm" svg:x="6.621cm" svg:y="5.616cm" svg:viewBox="0 0 734 687" draw:points="0,0 352,518 734,687 384,273">
          <text:p/>
        </draw:polygon>
        <draw:polygon draw:style-name="gr78" draw:text-style-name="P69" draw:layer="layout" svg:width="0.743cm" svg:height="0.808cm" svg:x="5.182cm" svg:y="3.892cm" svg:viewBox="0 0 744 809" draw:points="0,0 348,341 744,809 400,494">
          <text:p/>
        </draw:polygon>
        <draw:polygon draw:style-name="gr79" draw:text-style-name="P70" draw:layer="layout" svg:width="0.731cm" svg:height="0.395cm" svg:x="8.057cm" svg:y="7.166cm" svg:viewBox="0 0 732 396" draw:points="0,0 357,396 732,382 375,21">
          <text:p/>
        </draw:polygon>
        <draw:polygon draw:style-name="gr48" draw:text-style-name="P39" draw:layer="layout" svg:width="0.731cm" svg:height="0.391cm" svg:x="9.875cm" svg:y="8.05cm" svg:viewBox="0 0 732 392" draw:points="0,110 367,392 732,291 367,0">
          <text:p/>
        </draw:polygon>
        <draw:polygon draw:style-name="gr80" draw:text-style-name="P71" draw:layer="layout" svg:width="0.743cm" svg:height="0.503cm" svg:x="4.097cm" svg:y="3.128cm" svg:viewBox="0 0 744 504" draw:points="0,0 335,40 744,504 409,425">
          <text:p/>
        </draw:polygon>
        <draw:polygon draw:style-name="gr81" draw:text-style-name="P72" draw:layer="layout" svg:width="0.732cm" svg:height="0.585cm" svg:x="6.973cm" svg:y="6.133cm" svg:viewBox="0 0 733 586" draw:points="0,0 353,464 733,586 383,171">
          <text:p/>
        </draw:polygon>
        <draw:polygon draw:style-name="gr49" draw:text-style-name="P40" draw:layer="layout" svg:width="0.729cm" svg:height="0.391cm" svg:x="9.146cm" svg:y="7.845cm" svg:viewBox="0 0 730 392" draw:points="0,53 362,392 730,316 370,0">
          <text:p/>
        </draw:polygon>
        <draw:polygon draw:style-name="gr82" draw:text-style-name="P73" draw:layer="layout" svg:width="0.736cm" svg:height="0.356cm" svg:x="3.362cm" svg:y="2.872cm" svg:viewBox="0 0 737 357" draw:points="0,158 325,0 737,257 409,357">
          <text:p/>
        </draw:polygon>
        <draw:polygon draw:style-name="gr83" draw:text-style-name="P74" draw:layer="layout" svg:width="0.743cm" svg:height="0.883cm" svg:x="5.529cm" svg:y="4.233cm" svg:viewBox="0 0 744 884" draw:points="0,0 350,507 744,884 397,468">
          <text:p/>
        </draw:polygon>
        <draw:polygon draw:style-name="gr52" draw:text-style-name="P43" draw:layer="layout" svg:width="0.732cm" svg:height="0.394cm" svg:x="8.414cm" svg:y="7.547cm" svg:viewBox="0 0 733 395" draw:points="0,14 358,395 733,351 375,0">
          <text:p/>
        </draw:polygon>
        <draw:polygon draw:style-name="gr84" draw:text-style-name="P75" draw:layer="layout" svg:width="0.733cm" svg:height="0.571cm" svg:x="7.324cm" svg:y="6.596cm" svg:viewBox="0 0 734 572" draw:points="0,0 356,498 734,572 381,122">
          <text:p/>
        </draw:polygon>
        <draw:polygon draw:style-name="gr85" draw:text-style-name="P76" draw:layer="layout" svg:width="0.742cm" svg:height="0.878cm" svg:x="5.879cm" svg:y="4.738cm" svg:viewBox="0 0 743 879" draw:points="0,0 353,596 743,879 394,377">
          <text:p/>
        </draw:polygon>
        <draw:polygon draw:style-name="gr86" draw:text-style-name="P77" draw:layer="layout" svg:width="0.75cm" svg:height="0.725cm" svg:x="4.433cm" svg:y="3.167cm" svg:viewBox="0 0 751 726" draw:points="0,0 345,254 751,726 409,464">
          <text:p/>
        </draw:polygon>
        <draw:polygon draw:style-name="gr17" draw:text-style-name="P8" draw:layer="layout" svg:width="0.734cm" svg:height="0.403cm" svg:x="9.506cm" svg:y="8.159cm" svg:viewBox="0 0 735 404" draw:points="0,77 366,404 735,283 370,0">
          <text:p/>
        </draw:polygon>
        <draw:polygon draw:style-name="gr75" draw:text-style-name="P66" draw:layer="layout" svg:width="0.736cm" svg:height="0.474cm" svg:x="7.679cm" svg:y="7.093cm" svg:viewBox="0 0 737 475" draw:points="0,0 357,475 737,469 379,73">
          <text:p/>
        </draw:polygon>
        <draw:polygon draw:style-name="gr87" draw:text-style-name="P78" draw:layer="layout" svg:width="0.742cm" svg:height="0.799cm" svg:x="6.231cm" svg:y="5.334cm" svg:viewBox="0 0 743 800" draw:points="0,0 354,569 743,800 390,282">
          <text:p/>
        </draw:polygon>
        <draw:polygon draw:style-name="gr76" draw:text-style-name="P67" draw:layer="layout" svg:width="0.734cm" svg:height="0.407cm" svg:x="8.772cm" svg:y="7.897cm" svg:viewBox="0 0 735 408" draw:points="0,44 362,408 735,340 375,0">
          <text:p/>
        </draw:polygon>
        <draw:polygon draw:style-name="gr88" draw:text-style-name="P79" draw:layer="layout" svg:width="0.74cm" svg:height="0.693cm" svg:x="6.585cm" svg:y="5.903cm" svg:viewBox="0 0 741 694" draw:points="0,0 356,616 741,694 389,230">
          <text:p/>
        </draw:polygon>
        <draw:polygon draw:style-name="gr89" draw:text-style-name="P80" draw:layer="layout" svg:width="0.732cm" svg:height="0.203cm" svg:x="2.955cm" svg:y="2.872cm" svg:viewBox="0 0 733 204" draw:points="0,204 322,42 733,0 407,158">
          <text:p/>
        </draw:polygon>
        <draw:polygon draw:style-name="gr90" draw:text-style-name="P81" draw:layer="layout" svg:width="0.752cm" svg:height="0.813cm" svg:x="4.777cm" svg:y="3.42cm" svg:viewBox="0 0 753 814" draw:points="0,0 349,442 753,814 406,473">
          <text:p/>
        </draw:polygon>
        <draw:polygon draw:style-name="gr91" draw:text-style-name="P82" draw:layer="layout" svg:width="0.746cm" svg:height="0.295cm" svg:x="3.687cm" svg:y="2.872cm" svg:viewBox="0 0 747 296" draw:points="0,0 336,41 747,296 412,257">
          <text:p/>
        </draw:polygon>
        <draw:polygon draw:style-name="gr92" draw:text-style-name="P83" draw:layer="layout" svg:width="0.737cm" svg:height="0.456cm" svg:x="8.035cm" svg:y="7.561cm" svg:viewBox="0 0 738 457" draw:points="0,5 359,457 738,380 380,0">
          <text:p/>
        </draw:polygon>
        <draw:polygon draw:style-name="gr93" draw:text-style-name="P84" draw:layer="layout" svg:width="0.74cm" svg:height="0.576cm" svg:x="6.939cm" svg:y="6.517cm" svg:viewBox="0 0 741 577" draw:points="0,0 356,545 741,577 385,78">
          <text:p/>
        </draw:polygon>
        <draw:polygon draw:style-name="gr49" draw:text-style-name="P40" draw:layer="layout" svg:width="0.738cm" svg:height="0.417cm" svg:x="9.133cm" svg:y="8.236cm" svg:viewBox="0 0 739 418" draw:points="0,68 365,418 739,327 374,0">
          <text:p/>
        </draw:polygon>
        <draw:polygon draw:style-name="gr94" draw:text-style-name="P85" draw:layer="layout" svg:width="0.754cm" svg:height="0.878cm" svg:x="5.126cm" svg:y="3.861cm" svg:viewBox="0 0 755 879" draw:points="0,0 354,582 755,879 404,372">
          <text:p/>
        </draw:polygon>
        <draw:polygon draw:style-name="gr71" draw:text-style-name="P62" draw:layer="layout" svg:width="0.74cm" svg:height="0.462cm" svg:x="8.394cm" svg:y="7.941cm" svg:viewBox="0 0 741 463" draw:points="0,76 362,463 741,364 379,0">
          <text:p/>
        </draw:polygon>
        <draw:polygon draw:style-name="gr95" draw:text-style-name="P86" draw:layer="layout" svg:width="0.741cm" svg:height="0.515cm" svg:x="7.295cm" svg:y="7.061cm" svg:viewBox="0 0 742 516" draw:points="0,0 359,516 742,507 385,32">
          <text:p/>
        </draw:polygon>
        <draw:polygon draw:style-name="gr96" draw:text-style-name="P87" draw:layer="layout" svg:width="0.722cm" svg:height="0.543cm" svg:x="2.556cm" svg:y="2.915cm" svg:viewBox="0 0 723 544" draw:points="0,544 322,382 723,0 400,160">
          <text:p/>
        </draw:polygon>
        <draw:polygon draw:style-name="gr59" draw:text-style-name="P50" draw:layer="layout" svg:width="0.752cm" svg:height="0.892cm" svg:x="5.479cm" svg:y="4.442cm" svg:viewBox="0 0 753 893" draw:points="0,0 356,644 753,893 400,296">
          <text:p/>
        </draw:polygon>
        <draw:polygon draw:style-name="gr89" draw:text-style-name="P80" draw:layer="layout" svg:width="0.755cm" svg:height="0.508cm" svg:x="4.022cm" svg:y="2.912cm" svg:viewBox="0 0 756 509" draw:points="0,0 344,246 756,509 411,257">
          <text:p/>
        </draw:polygon>
        <draw:polygon draw:style-name="gr97" draw:text-style-name="P88" draw:layer="layout" svg:width="0.751cm" svg:height="0.817cm" svg:x="5.834cm" svg:y="5.086cm" svg:viewBox="0 0 752 818" draw:points="0,0 358,662 752,818 398,248">
          <text:p/>
        </draw:polygon>
        <draw:polygon draw:style-name="gr98" draw:text-style-name="P89" draw:layer="layout" svg:width="0.711cm" svg:height="0.789cm" svg:x="2.166cm" svg:y="3.297cm" svg:viewBox="0 0 712 790" draw:points="0,790 320,695 712,0 390,160">
          <text:p/>
        </draw:polygon>
        <draw:polygon draw:style-name="gr99" draw:text-style-name="P90" draw:layer="layout" svg:width="0.741cm" svg:height="0.49cm" svg:x="7.653cm" svg:y="7.566cm" svg:viewBox="0 0 742 491" draw:points="0,9 359,491 742,451 383,0">
          <text:p/>
        </draw:polygon>
        <draw:polygon draw:style-name="gr100" draw:text-style-name="P91" draw:layer="layout" svg:width="0.749cm" svg:height="0.771cm" svg:x="6.191cm" svg:y="5.747cm" svg:viewBox="0 0 750 772" draw:points="0,0 357,664 750,772 394,158">
          <text:p/>
        </draw:polygon>
        <draw:polygon draw:style-name="gr101" draw:text-style-name="P92" draw:layer="layout" svg:width="0.745cm" svg:height="0.084cm" svg:x="3.277cm" svg:y="2.872cm" svg:viewBox="0 0 746 85" draw:points="0,44 335,85 746,41 409,0">
          <text:p/>
        </draw:polygon>
        <draw:polygon draw:style-name="gr20" draw:text-style-name="P11" draw:layer="layout" svg:width="0.742cm" svg:height="0.467cm" svg:x="8.756cm" svg:y="8.304cm" svg:viewBox="0 0 743 468" draw:points="0,99 366,468 743,349 379,0">
          <text:p/>
        </draw:polygon>
        <draw:polygon draw:style-name="gr77" draw:text-style-name="P68" draw:layer="layout" svg:width="0.747cm" svg:height="0.652cm" svg:x="6.548cm" svg:y="6.41cm" svg:viewBox="0 0 748 653" draw:points="0,0 359,639 748,653 393,108">
          <text:p/>
        </draw:polygon>
        <draw:polygon draw:style-name="gr102" draw:text-style-name="P93" draw:layer="layout" svg:width="0.76cm" svg:height="0.704cm" svg:x="4.366cm" svg:y="3.157cm" svg:viewBox="0 0 761 705" draw:points="0,0 353,475 761,705 412,263">
          <text:p/>
        </draw:polygon>
        <draw:polygon draw:style-name="gr103" draw:text-style-name="P94" draw:layer="layout" svg:width="0.743cm" svg:height="0.492cm" svg:x="8.012cm" svg:y="8.017cm" svg:viewBox="0 0 744 493" draw:points="0,40 362,493 744,387 383,0">
          <text:p/>
        </draw:polygon>
        <draw:polygon draw:style-name="gr36" draw:text-style-name="P27" draw:layer="layout" svg:width="0.747cm" svg:height="0.595cm" svg:x="6.906cm" svg:y="7.047cm" svg:viewBox="0 0 748 596" draw:points="0,0 358,596 748,530 389,14">
          <text:p/>
        </draw:polygon>
        <draw:polygon draw:style-name="gr104" draw:text-style-name="P95" draw:layer="layout" svg:width="0.761cm" svg:height="0.811cm" svg:x="4.717cm" svg:y="3.632cm" svg:viewBox="0 0 762 812" draw:points="0,0 357,618 762,812 408,231">
          <text:p/>
        </draw:polygon>
        <draw:polygon draw:style-name="gr105" draw:text-style-name="P96" draw:layer="layout" svg:width="0.736cm" svg:height="0.44cm" svg:x="2.877cm" svg:y="2.915cm" svg:viewBox="0 0 737 441" draw:points="0,383 335,441 737,41 402,0">
          <text:p/>
        </draw:polygon>
        <draw:polygon draw:style-name="gr106" draw:text-style-name="P97" draw:layer="layout" svg:width="0.749cm" svg:height="0.574cm" svg:x="7.264cm" svg:y="7.575cm" svg:viewBox="0 0 750 575" draw:points="0,67 362,575 750,482 390,0">
          <text:p/>
        </draw:polygon>
        <draw:polygon draw:style-name="gr94" draw:text-style-name="P85" draw:layer="layout" svg:width="0.76cm" svg:height="0.838cm" svg:x="5.074cm" svg:y="4.248cm" svg:viewBox="0 0 761 839" draw:points="0,0 359,716 761,839 406,194">
          <text:p/>
        </draw:polygon>
        <draw:polygon draw:style-name="gr107" draw:text-style-name="P98" draw:layer="layout" svg:width="0.754cm" svg:height="0.297cm" svg:x="3.612cm" svg:y="2.912cm" svg:viewBox="0 0 755 298" draw:points="0,45 345,298 755,246 411,0">
          <text:p/>
        </draw:polygon>
        <draw:polygon draw:style-name="gr102" draw:text-style-name="P93" draw:layer="layout" svg:width="0.726cm" svg:height="0.735cm" svg:x="2.485cm" svg:y="3.297cm" svg:viewBox="0 0 727 736" draw:points="0,695 331,736 727,58 393,0">
          <text:p/>
        </draw:polygon>
        <draw:polygon draw:style-name="gr58" draw:text-style-name="P49" draw:layer="layout" svg:width="0.747cm" svg:height="0.492cm" svg:x="8.373cm" svg:y="8.403cm" svg:viewBox="0 0 748 493" draw:points="0,105 366,493 748,368 383,0">
          <text:p/>
        </draw:polygon>
        <draw:polygon draw:style-name="gr108" draw:text-style-name="P99" draw:layer="layout" svg:width="0.759cm" svg:height="0.784cm" svg:x="5.432cm" svg:y="4.963cm" svg:viewBox="0 0 760 785" draw:points="0,0 359,748 760,785 402,123">
          <text:p/>
        </draw:polygon>
        <draw:polygon draw:style-name="gr64" draw:text-style-name="P55" draw:layer="layout" svg:width="0.756cm" svg:height="0.743cm" svg:x="5.792cm" svg:y="5.709cm" svg:viewBox="0 0 757 744" draw:points="0,0 361,744 757,702 400,37">
          <text:p/>
        </draw:polygon>
        <draw:polygon draw:style-name="gr109" draw:text-style-name="P100" draw:layer="layout" svg:width="0.755cm" svg:height="0.707cm" svg:x="6.151cm" svg:y="6.41cm" svg:viewBox="0 0 756 708" draw:points="0,42 361,708 756,639 397,0">
          <text:p/>
        </draw:polygon>
        <draw:polygon draw:style-name="gr110" draw:text-style-name="P101" draw:layer="layout" svg:width="0.749cm" svg:height="0.566cm" svg:x="7.625cm" svg:y="8.056cm" svg:viewBox="0 0 750 567" draw:points="0,92 362,567 750,453 388,0">
          <text:p/>
        </draw:polygon>
        <draw:polygon draw:style-name="gr93" draw:text-style-name="P84" draw:layer="layout" svg:width="0.752cm" svg:height="0.69cm" svg:x="6.512cm" svg:y="7.047cm" svg:viewBox="0 0 753 691" draw:points="0,71 361,691 753,596 395,0">
          <text:p/>
        </draw:polygon>
        <draw:polygon draw:style-name="gr111" draw:text-style-name="P102" draw:layer="layout" svg:width="0.761cm" svg:height="0.527cm" svg:x="3.956cm" svg:y="3.157cm" svg:viewBox="0 0 762 528" draw:points="0,51 353,528 762,476 409,0">
          <text:p/>
        </draw:polygon>
        <draw:polygon draw:style-name="gr101" draw:text-style-name="P92" draw:layer="layout" svg:width="0.746cm" svg:height="0.649cm" svg:x="3.211cm" svg:y="2.956cm" svg:viewBox="0 0 747 650" draw:points="0,400 343,650 747,253 402,0">
          <text:p/>
        </draw:polygon>
        <draw:polygon draw:style-name="gr69" draw:text-style-name="P60" draw:layer="layout" svg:width="0.754cm" svg:height="0.624cm" svg:x="6.871cm" svg:y="7.642cm" svg:viewBox="0 0 755 625" draw:points="0,95 362,625 755,508 393,0">
          <text:p/>
        </draw:polygon>
        <draw:polygon draw:style-name="gr82" draw:text-style-name="P73" draw:layer="layout" svg:width="0.765cm" svg:height="0.701cm" svg:x="4.309cm" svg:y="3.632cm" svg:viewBox="0 0 766 702" draw:points="0,53 359,702 766,618 409,0">
          <text:p/>
        </draw:polygon>
        <draw:polygon draw:style-name="gr112" draw:text-style-name="P103" draw:layer="layout" svg:width="0.737cm" svg:height="0.943cm" svg:x="2.816cm" svg:y="3.355cm" svg:viewBox="0 0 738 944" draw:points="0,678 343,944 738,250 395,0">
          <text:p/>
        </draw:polygon>
        <draw:polygon draw:style-name="gr71" draw:text-style-name="P62" draw:layer="layout" svg:width="0.752cm" svg:height="0.518cm" svg:x="7.987cm" svg:y="8.508cm" svg:viewBox="0 0 753 519" draw:points="0,114 367,519 753,387 388,0">
          <text:p/>
        </draw:polygon>
        <draw:polygon draw:style-name="gr70" draw:text-style-name="P61" draw:layer="layout" svg:width="0.764cm" svg:height="0.853cm" svg:x="4.669cm" svg:y="4.248cm" svg:viewBox="0 0 765 854" draw:points="0,83 362,854 765,714 407,0">
          <text:p/>
        </draw:polygon>
        <draw:polygon draw:style-name="gr78" draw:text-style-name="P69" draw:layer="layout" svg:width="0.763cm" svg:height="0.898cm" svg:x="5.029cm" svg:y="4.963cm" svg:viewBox="0 0 764 899" draw:points="0,139 362,899 764,748 403,0">
          <text:p/>
        </draw:polygon>
        <draw:polygon draw:style-name="gr85" draw:text-style-name="P76" draw:layer="layout" svg:width="0.76cm" svg:height="0.853cm" svg:x="5.391cm" svg:y="5.709cm" svg:viewBox="0 0 761 854" draw:points="0,153 362,854 761,744 402,0">
          <text:p/>
        </draw:polygon>
        <draw:polygon draw:style-name="gr74" draw:text-style-name="P65" draw:layer="layout" svg:width="0.76cm" svg:height="0.837cm" svg:x="5.752cm" svg:y="6.452cm" svg:viewBox="0 0 761 838" draw:points="0,112 361,838 761,666 399,0">
          <text:p/>
        </draw:polygon>
        <draw:polygon draw:style-name="gr113" draw:text-style-name="P104" draw:layer="layout" svg:width="0.756cm" svg:height="0.86cm" svg:x="3.553cm" svg:y="3.208cm" svg:viewBox="0 0 757 861" draw:points="0,398 354,861 757,477 404,0">
          <text:p/>
        </draw:polygon>
        <draw:polygon draw:style-name="gr62" draw:text-style-name="P53" draw:layer="layout" svg:width="0.754cm" svg:height="0.606cm" svg:x="7.233cm" svg:y="8.149cm" svg:viewBox="0 0 755 607" draw:points="0,117 363,607 755,475 393,0">
          <text:p/>
        </draw:polygon>
        <draw:polygon draw:style-name="gr114" draw:text-style-name="P105" draw:layer="layout" svg:width="0.759cm" svg:height="0.754cm" svg:x="6.113cm" svg:y="7.116cm" svg:viewBox="0 0 760 755" draw:points="0,173 363,755 760,622 400,0">
          <text:p/>
        </draw:polygon>
        <draw:polygon draw:style-name="gr115" draw:text-style-name="P106" draw:layer="layout" svg:width="0.749cm" svg:height="1.142cm" svg:x="3.158cm" svg:y="3.605cm" svg:viewBox="0 0 750 1143" draw:points="0,694 352,1143 750,464 395,0">
          <text:p/>
        </draw:polygon>
        <draw:polygon draw:style-name="gr115" draw:text-style-name="P106" draw:layer="layout" svg:width="0.763cm" svg:height="1.011cm" svg:x="3.906cm" svg:y="3.684cm" svg:viewBox="0 0 764 1012" draw:points="0,383 358,1012 764,649 403,0">
          <text:p/>
        </draw:polygon>
        <draw:polygon draw:style-name="gr116" draw:text-style-name="P107" draw:layer="layout" svg:width="0.765cm" svg:height="1.083cm" svg:x="4.264cm" svg:y="4.332cm" svg:viewBox="0 0 766 1084" draw:points="0,363 362,1084 766,771 404,0">
          <text:p/>
        </draw:polygon>
        <draw:polygon draw:style-name="gr117" draw:text-style-name="P108" draw:layer="layout" svg:width="0.759cm" svg:height="0.715cm" svg:x="6.475cm" svg:y="7.737cm" svg:viewBox="0 0 760 716" draw:points="0,133 362,716 760,530 397,0">
          <text:p/>
        </draw:polygon>
        <draw:polygon draw:style-name="gr21" draw:text-style-name="P12" draw:layer="layout" svg:width="0.756cm" svg:height="0.584cm" svg:x="7.597cm" svg:y="8.622cm" svg:viewBox="0 0 757 585" draw:points="0,132 367,585 757,404 391,0">
          <text:p/>
        </draw:polygon>
        <draw:polygon draw:style-name="gr59" draw:text-style-name="P50" draw:layer="layout" svg:width="0.765cm" svg:height="1.06cm" svg:x="4.626cm" svg:y="5.101cm" svg:viewBox="0 0 766 1061" draw:points="0,313 363,1061 766,761 404,0">
          <text:p/>
        </draw:polygon>
        <draw:polygon draw:style-name="gr118" draw:text-style-name="P109" draw:layer="layout" svg:width="0.764cm" svg:height="0.992cm" svg:x="4.988cm" svg:y="5.861cm" svg:viewBox="0 0 765 993" draw:points="0,300 362,993 765,703 403,0">
          <text:p/>
        </draw:polygon>
        <draw:polygon draw:style-name="gr119" draw:text-style-name="P110" draw:layer="layout" svg:width="0.755cm" svg:height="1.224cm" svg:x="3.51cm" svg:y="4.068cm" svg:viewBox="0 0 756 1225" draw:points="0,680 357,1225 756,628 398,0">
          <text:p/>
        </draw:polygon>
        <draw:polygon draw:style-name="gr120" draw:text-style-name="P111" draw:layer="layout" svg:width="0.763cm" svg:height="0.955cm" svg:x="5.35cm" svg:y="6.562cm" svg:viewBox="0 0 764 956" draw:points="0,291 363,956 764,727 403,0">
          <text:p/>
        </draw:polygon>
        <draw:polygon draw:style-name="gr121" draw:text-style-name="P112" draw:layer="layout" svg:width="0.761cm" svg:height="1.239cm" svg:x="3.865cm" svg:y="4.695cm" svg:viewBox="0 0 762 1240" draw:points="0,596 361,1240 762,720 400,0">
          <text:p/>
        </draw:polygon>
        <draw:polygon draw:style-name="gr99" draw:text-style-name="P90" draw:layer="layout" svg:width="0.76cm" svg:height="0.681cm" svg:x="6.837cm" svg:y="8.265cm" svg:viewBox="0 0 761 682" draw:points="0,187 366,682 761,490 398,0">
          <text:p/>
        </draw:polygon>
        <draw:polygon draw:style-name="gr114" draw:text-style-name="P105" draw:layer="layout" svg:width="0.763cm" svg:height="0.852cm" svg:x="5.712cm" svg:y="7.288cm" svg:viewBox="0 0 764 853" draw:points="0,228 362,853 764,584 400,0">
          <text:p/>
        </draw:polygon>
        <draw:polygon draw:style-name="gr122" draw:text-style-name="P113" draw:layer="layout" svg:width="0.764cm" svg:height="1.183cm" svg:x="4.225cm" svg:y="5.414cm" svg:viewBox="0 0 765 1184" draw:points="0,521 361,1184 765,748 402,0">
          <text:p/>
        </draw:polygon>
        <draw:polygon draw:style-name="gr123" draw:text-style-name="P114" draw:layer="layout" svg:width="0.765cm" svg:height="1.096cm" svg:x="4.585cm" svg:y="6.161cm" svg:viewBox="0 0 766 1097" draw:points="0,436 363,1097 766,691 404,0">
          <text:p/>
        </draw:polygon>
        <draw:polygon draw:style-name="gr117" draw:text-style-name="P108" draw:layer="layout" svg:width="0.763cm" svg:height="0.801cm" svg:x="6.074cm" svg:y="7.87cm" svg:viewBox="0 0 764 802" draw:points="0,269 365,802 764,581 402,0">
          <text:p/>
        </draw:polygon>
        <draw:polygon draw:style-name="gr40" draw:text-style-name="P31" draw:layer="layout" svg:width="0.765cm" svg:height="1.044cm" svg:x="4.947cm" svg:y="6.852cm" svg:viewBox="0 0 766 1045" draw:points="0,404 362,1045 766,664 403,0">
          <text:p/>
        </draw:polygon>
        <draw:polygon draw:style-name="gr124" draw:text-style-name="P115" draw:layer="layout" svg:width="0.761cm" svg:height="0.649cm" svg:x="7.201cm" svg:y="8.754cm" svg:viewBox="0 0 762 650" draw:points="0,192 366,650 762,453 395,0">
          <text:p/>
        </draw:polygon>
        <draw:polygon draw:style-name="gr125" draw:text-style-name="P116" draw:layer="layout" svg:width="0.765cm" svg:height="0.93cm" svg:x="5.309cm" svg:y="7.516cm" svg:viewBox="0 0 766 931" draw:points="0,380 363,931 766,623 404,0">
          <text:p/>
        </draw:polygon>
        <draw:polygon draw:style-name="gr126" draw:text-style-name="P117" draw:layer="layout" svg:width="0.764cm" svg:height="0.712cm" svg:x="6.437cm" svg:y="8.451cm" svg:viewBox="0 0 765 713" draw:points="0,219 365,713 765,496 399,0">
          <text:p/>
        </draw:polygon>
        <draw:polygon draw:style-name="gr50" draw:text-style-name="P41" draw:layer="layout" svg:width="0.767cm" svg:height="0.82cm" svg:x="5.671cm" svg:y="8.14cm" svg:viewBox="0 0 768 821" draw:points="0,307 363,821 768,531 403,0">
          <text:p/>
        </draw:polygon>
        <draw:polygon draw:style-name="gr22" draw:text-style-name="P13" draw:layer="layout" svg:width="0.765cm" svg:height="0.671cm" svg:x="6.802cm" svg:y="8.946cm" svg:viewBox="0 0 766 672" draw:points="0,217 368,672 766,457 400,0">
          <text:p/>
        </draw:polygon>
        <draw:polygon draw:style-name="gr62" draw:text-style-name="P53" draw:layer="layout" svg:width="0.768cm" svg:height="0.769cm" svg:x="6.034cm" svg:y="8.671cm" svg:viewBox="0 0 769 770" draw:points="0,290 366,770 769,494 404,0">
          <text:p/>
        </draw:polygon>
        <draw:polygon draw:style-name="gr52" draw:text-style-name="P43" draw:layer="layout" svg:width="0.77cm" svg:height="0.721cm" svg:x="6.399cm" svg:y="9.163cm" svg:viewBox="0 0 771 722" draw:points="0,276 367,722 771,454 403,0">
          <text:p/>
        </draw:polygon>
        <draw:frame draw:style-name="gr127" draw:text-style-name="P7" draw:layer="layout" svg:width="0.576cm" svg:height="0.529cm" svg:x="13.224cm" svg:y="3.604cm">
          <draw:text-box>
            <text:p text:style-name="P6"><text:span text:style-name="T1">20</text:span></text:p>
          </draw:text-box>
        </draw:frame>
        <draw:polygon draw:style-name="gr1" draw:text-style-name="P1" draw:layer="layout" svg:width="8.158cm" svg:height="9.387cm" svg:x="15.512cm" svg:y="1.193cm" svg:viewBox="0 0 8159 9388" draw:points="0,0 8159,0 8159,9388 0,9388">
          <text:p/>
        </draw:polygon>
        <draw:frame draw:style-name="gr128" draw:text-style-name="P3" draw:layer="layout" svg:width="8.178cm" svg:height="9.397cm" svg:x="15.513cm" svg:y="1.183cm">
          <draw:image xlink:href="Pictures/1000000000000142000001727D60F116.png" xlink:type="simple" xlink:show="embed" xlink:actuate="onLoad" draw:mime-type="image/png">
            <text:p/>
          </draw:image>
        </draw:frame>
        <draw:line draw:style-name="gr129" draw:text-style-name="P3" draw:layer="layout" svg:x1="15.512cm" svg:y1="10.58cm" svg:x2="15.512cm" svg:y2="10.704cm">
          <text:p/>
        </draw:line>
        <draw:line draw:style-name="gr129" draw:text-style-name="P3" draw:layer="layout" svg:x1="17.552cm" svg:y1="10.58cm" svg:x2="17.552cm" svg:y2="10.704cm">
          <text:p/>
        </draw:line>
        <draw:frame draw:style-name="gr130" draw:text-style-name="P118" draw:layer="layout" svg:width="0.352cm" svg:height="0.412cm" svg:x="15.4cm" svg:y="10.768cm">
          <draw:text-box>
            <text:p text:style-name="P6"><text:span text:style-name="T1">0</text:span></text:p>
          </draw:text-box>
        </draw:frame>
        <draw:line draw:style-name="gr129" draw:text-style-name="P3" draw:layer="layout" svg:x1="19.591cm" svg:y1="10.58cm" svg:x2="19.591cm" svg:y2="10.704cm">
          <text:p/>
        </draw:line>
        <draw:frame draw:style-name="gr130" draw:text-style-name="P118" draw:layer="layout" svg:width="0.352cm" svg:height="0.412cm" svg:x="17.44cm" svg:y="10.768cm">
          <draw:text-box>
            <text:p text:style-name="P6"><text:span text:style-name="T1">1</text:span></text:p>
          </draw:text-box>
        </draw:frame>
        <draw:line draw:style-name="gr129" draw:text-style-name="P3" draw:layer="layout" svg:x1="21.63cm" svg:y1="10.58cm" svg:x2="21.63cm" svg:y2="10.704cm">
          <text:p/>
        </draw:line>
        <draw:frame draw:style-name="gr130" draw:text-style-name="P118" draw:layer="layout" svg:width="0.352cm" svg:height="0.412cm" svg:x="19.479cm" svg:y="10.768cm">
          <draw:text-box>
            <text:p text:style-name="P6"><text:span text:style-name="T1">2</text:span></text:p>
          </draw:text-box>
        </draw:frame>
        <draw:line draw:style-name="gr129" draw:text-style-name="P3" draw:layer="layout" svg:x1="23.67cm" svg:y1="10.58cm" svg:x2="23.67cm" svg:y2="10.704cm">
          <text:p/>
        </draw:line>
        <draw:frame draw:style-name="gr130" draw:text-style-name="P118" draw:layer="layout" svg:width="0.352cm" svg:height="0.412cm" svg:x="21.519cm" svg:y="10.768cm">
          <draw:text-box>
            <text:p text:style-name="P6"><text:span text:style-name="T1">3</text:span></text:p>
          </draw:text-box>
        </draw:frame>
        <draw:frame draw:style-name="gr130" draw:text-style-name="P118" draw:layer="layout" svg:width="0.352cm" svg:height="0.412cm" svg:x="23.558cm" svg:y="10.768cm">
          <draw:text-box>
            <text:p text:style-name="P6"><text:span text:style-name="T1">4</text:span></text:p>
          </draw:text-box>
        </draw:frame>
        <draw:line draw:style-name="gr129" draw:text-style-name="P3" draw:layer="layout" svg:x1="15.512cm" svg:y1="10.58cm" svg:x2="15.389cm" svg:y2="10.58cm">
          <text:p/>
        </draw:line>
        <draw:frame draw:style-name="gr130" draw:text-style-name="P118" draw:layer="layout" svg:width="0.971cm" svg:height="0.412cm" svg:x="19.104cm" svg:y="11.251cm">
          <draw:text-box>
            <text:p text:style-name="P6"><text:span text:style-name="T1">X (m)</text:span></text:p>
          </draw:text-box>
        </draw:frame>
        <draw:line draw:style-name="gr129" draw:text-style-name="P3" draw:layer="layout" svg:x1="15.512cm" svg:y1="8.703cm" svg:x2="15.389cm" svg:y2="8.703cm">
          <text:p/>
        </draw:line>
        <draw:frame draw:style-name="gr130" draw:text-style-name="P118" draw:layer="layout" svg:width="0.352cm" svg:height="0.412cm" svg:x="15.041cm" svg:y="10.387cm">
          <draw:text-box>
            <text:p text:style-name="P6"><text:span text:style-name="T1">0</text:span></text:p>
          </draw:text-box>
        </draw:frame>
        <draw:line draw:style-name="gr129" draw:text-style-name="P3" draw:layer="layout" svg:x1="15.512cm" svg:y1="6.825cm" svg:x2="15.389cm" svg:y2="6.825cm">
          <text:p/>
        </draw:line>
        <draw:frame draw:style-name="gr130" draw:text-style-name="P118" draw:layer="layout" svg:width="0.352cm" svg:height="0.412cm" svg:x="15.041cm" svg:y="8.51cm">
          <draw:text-box>
            <text:p text:style-name="P6"><text:span text:style-name="T1">1</text:span></text:p>
          </draw:text-box>
        </draw:frame>
        <draw:line draw:style-name="gr129" draw:text-style-name="P3" draw:layer="layout" svg:x1="15.512cm" svg:y1="4.948cm" svg:x2="15.389cm" svg:y2="4.948cm">
          <text:p/>
        </draw:line>
        <draw:frame draw:style-name="gr130" draw:text-style-name="P118" draw:layer="layout" svg:width="0.352cm" svg:height="0.412cm" svg:x="15.041cm" svg:y="6.632cm">
          <draw:text-box>
            <text:p text:style-name="P6"><text:span text:style-name="T1">2</text:span></text:p>
          </draw:text-box>
        </draw:frame>
        <draw:line draw:style-name="gr129" draw:text-style-name="P3" draw:layer="layout" svg:x1="15.512cm" svg:y1="3.07cm" svg:x2="15.389cm" svg:y2="3.07cm">
          <text:p/>
        </draw:line>
        <draw:frame draw:style-name="gr130" draw:text-style-name="P118" draw:layer="layout" svg:width="0.352cm" svg:height="0.412cm" svg:x="15.041cm" svg:y="4.755cm">
          <draw:text-box>
            <text:p text:style-name="P6"><text:span text:style-name="T1">3</text:span></text:p>
          </draw:text-box>
        </draw:frame>
        <draw:line draw:style-name="gr129" draw:text-style-name="P3" draw:layer="layout" svg:x1="15.512cm" svg:y1="1.193cm" svg:x2="15.389cm" svg:y2="1.193cm">
          <text:p/>
        </draw:line>
        <draw:frame draw:style-name="gr130" draw:text-style-name="P118" draw:layer="layout" svg:width="0.352cm" svg:height="0.412cm" svg:x="15.041cm" svg:y="2.877cm">
          <draw:text-box>
            <text:p text:style-name="P6"><text:span text:style-name="T1">4</text:span></text:p>
          </draw:text-box>
        </draw:frame>
        <draw:frame draw:style-name="gr130" draw:text-style-name="P118" draw:layer="layout" svg:width="0.352cm" svg:height="0.412cm" svg:x="15.041cm" svg:y="1cm">
          <draw:text-box>
            <text:p text:style-name="P6"><text:span text:style-name="T1">5</text:span></text:p>
          </draw:text-box>
        </draw:frame>
        <draw:line draw:style-name="gr131" draw:text-style-name="P3" draw:layer="layout" svg:x1="15.512cm" svg:y1="10.58cm" svg:x2="15.512cm" svg:y2="1.193cm">
          <text:p/>
        </draw:line>
        <draw:line draw:style-name="gr131" draw:text-style-name="P3" draw:layer="layout" svg:x1="23.67cm" svg:y1="10.58cm" svg:x2="23.67cm" svg:y2="1.193cm">
          <text:p/>
        </draw:line>
        <draw:line draw:style-name="gr131" draw:text-style-name="P3" draw:layer="layout" svg:x1="15.512cm" svg:y1="10.58cm" svg:x2="23.67cm" svg:y2="10.58cm">
          <text:p/>
        </draw:line>
        <draw:line draw:style-name="gr131" draw:text-style-name="P3" draw:layer="layout" svg:x1="15.512cm" svg:y1="1.193cm" svg:x2="23.67cm" svg:y2="1.193cm">
          <text:p/>
        </draw:line>
        <draw:polygon draw:style-name="gr1" draw:text-style-name="P1" draw:layer="layout" svg:width="0.47cm" svg:height="9.387cm" svg:x="24.179cm" svg:y="1.193cm" svg:viewBox="0 0 471 9388" draw:points="0,0 471,0 471,9388 0,9388">
          <text:p/>
        </draw:polygon>
        <draw:frame draw:style-name="gr128" draw:text-style-name="P3" draw:layer="layout" svg:width="0.456cm" svg:height="9.372cm" svg:x="24.18cm" svg:y="1.203cm">
          <draw:image xlink:href="Pictures/100000000000001200000171FB59B0FB.png" xlink:type="simple" xlink:show="embed" xlink:actuate="onLoad" draw:mime-type="image/png">
            <text:p/>
          </draw:image>
        </draw:frame>
        <draw:line draw:style-name="gr129" draw:text-style-name="P3" draw:layer="layout" svg:x1="24.649cm" svg:y1="10.091cm" svg:x2="24.772cm" svg:y2="10.091cm">
          <text:p/>
        </draw:line>
        <draw:frame draw:style-name="gr130" draw:text-style-name="P118" draw:layer="layout" svg:width="0.945cm" svg:height="0.412cm" draw:transform="rotate (1.5707963267949) translate (14.5cm 6.361cm)">
          <draw:text-box>
            <text:p text:style-name="P6"><text:span text:style-name="T1">Y (m)</text:span></text:p>
          </draw:text-box>
        </draw:frame>
        <draw:line draw:style-name="gr129" draw:text-style-name="P3" draw:layer="layout" svg:x1="24.649cm" svg:y1="8.958cm" svg:x2="24.772cm" svg:y2="8.958cm">
          <text:p/>
        </draw:line>
        <draw:frame draw:style-name="gr130" draw:text-style-name="P118" draw:layer="layout" svg:width="0.561cm" svg:height="0.412cm" svg:x="24.896cm" svg:y="9.898cm">
          <draw:text-box>
            <text:p text:style-name="P6"><text:span text:style-name="T1">2.5</text:span></text:p>
          </draw:text-box>
        </draw:frame>
        <draw:line draw:style-name="gr129" draw:text-style-name="P3" draw:layer="layout" svg:x1="24.649cm" svg:y1="7.825cm" svg:x2="24.772cm" svg:y2="7.825cm">
          <text:p/>
        </draw:line>
        <draw:frame draw:style-name="gr130" draw:text-style-name="P118" draw:layer="layout" svg:width="0.561cm" svg:height="0.412cm" svg:x="24.896cm" svg:y="8.765cm">
          <draw:text-box>
            <text:p text:style-name="P6"><text:span text:style-name="T1">5.0</text:span></text:p>
          </draw:text-box>
        </draw:frame>
        <draw:line draw:style-name="gr129" draw:text-style-name="P3" draw:layer="layout" svg:x1="24.649cm" svg:y1="6.692cm" svg:x2="24.772cm" svg:y2="6.692cm">
          <text:p/>
        </draw:line>
        <draw:frame draw:style-name="gr130" draw:text-style-name="P118" draw:layer="layout" svg:width="0.561cm" svg:height="0.412cm" svg:x="24.896cm" svg:y="7.632cm">
          <draw:text-box>
            <text:p text:style-name="P6"><text:span text:style-name="T1">7.5</text:span></text:p>
          </draw:text-box>
        </draw:frame>
        <draw:line draw:style-name="gr129" draw:text-style-name="P3" draw:layer="layout" svg:x1="24.649cm" svg:y1="5.56cm" svg:x2="24.772cm" svg:y2="5.56cm">
          <text:p/>
        </draw:line>
        <draw:frame draw:style-name="gr130" draw:text-style-name="P118" draw:layer="layout" svg:width="0.784cm" svg:height="0.412cm" svg:x="24.896cm" svg:y="6.499cm">
          <draw:text-box>
            <text:p text:style-name="P6"><text:span text:style-name="T1">10.0</text:span></text:p>
          </draw:text-box>
        </draw:frame>
        <draw:line draw:style-name="gr129" draw:text-style-name="P3" draw:layer="layout" svg:x1="24.649cm" svg:y1="4.427cm" svg:x2="24.772cm" svg:y2="4.427cm">
          <text:p/>
        </draw:line>
        <draw:frame draw:style-name="gr130" draw:text-style-name="P118" draw:layer="layout" svg:width="0.784cm" svg:height="0.412cm" svg:x="24.896cm" svg:y="5.367cm">
          <draw:text-box>
            <text:p text:style-name="P6"><text:span text:style-name="T1">12.5</text:span></text:p>
          </draw:text-box>
        </draw:frame>
        <draw:line draw:style-name="gr129" draw:text-style-name="P3" draw:layer="layout" svg:x1="24.649cm" svg:y1="3.294cm" svg:x2="24.772cm" svg:y2="3.294cm">
          <text:p/>
        </draw:line>
        <draw:frame draw:style-name="gr130" draw:text-style-name="P118" draw:layer="layout" svg:width="0.784cm" svg:height="0.412cm" svg:x="24.896cm" svg:y="4.234cm">
          <draw:text-box>
            <text:p text:style-name="P6"><text:span text:style-name="T1">15.0</text:span></text:p>
          </draw:text-box>
        </draw:frame>
        <draw:line draw:style-name="gr129" draw:text-style-name="P3" draw:layer="layout" svg:x1="24.649cm" svg:y1="2.161cm" svg:x2="24.772cm" svg:y2="2.161cm">
          <text:p/>
        </draw:line>
        <draw:frame draw:style-name="gr130" draw:text-style-name="P118" draw:layer="layout" svg:width="0.784cm" svg:height="0.412cm" svg:x="24.896cm" svg:y="3.101cm">
          <draw:text-box>
            <text:p text:style-name="P6"><text:span text:style-name="T1">17.5</text:span></text:p>
          </draw:text-box>
        </draw:frame>
        <draw:frame draw:style-name="gr130" draw:text-style-name="P118" draw:layer="layout" svg:width="0.784cm" svg:height="0.412cm" svg:x="24.896cm" svg:y="1.968cm">
          <draw:text-box>
            <text:p text:style-name="P6"><text:span text:style-name="T1">20.0</text:span></text:p>
          </draw:text-box>
        </draw:frame>
        <draw:polygon draw:style-name="gr131" draw:text-style-name="P3" draw:layer="layout" svg:width="0.47cm" svg:height="9.387cm" svg:x="24.179cm" svg:y="1.193cm" svg:viewBox="0 0 471 9388" draw:points="0,0 471,0 471,9388 0,9388">
          <text:p/>
        </draw:polygon>
        <draw:frame draw:style-name="gr132" draw:text-style-name="P7" draw:layer="layout" svg:width="2.724cm" svg:height="0.412cm" draw:transform="rotate (1.5707963267949) translate (25.763cm 7.255cm)">
          <draw:text-box>
            <text:p text:style-name="P6"><text:span text:style-name="T1">Iluminância (lx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.5cm" fo:page-height="12.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2-15T14:09:47.817441100</dc:date>
    <meta:editing-duration>PT3M44S</meta:editing-duration>
    <meta:editing-cycles>1</meta:editing-cycles>
    <meta:document-statistic meta:object-count="276"/>
    <meta:generator>LibreOffice/25.8.3.2$Windows_X86_64 LibreOffice_project/8ca8d55c161d602844f5428fa4b58097424e324e</meta:generator>
  </office:meta>
</office:document-meta>
</file>